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" svg:font-family="Monospace"/>
    <style:font-face style:name="Liberation Sans Narrow3" svg:font-family="'Liberation Sans Narrow'" style:font-family-generic="swiss"/>
    <style:font-face style:name="Liberation Sans Narrow2" svg:font-family="'Liberation Sans Narrow'" style:font-adornments="Regular" style:font-family-generic="swiss"/>
    <style:font-face style:name="Liberation Sans2" svg:font-family="'Liberation Sans'" style:font-pitch="variable"/>
    <style:font-face style:name="Manjari Thin" svg:font-family="'Manjari Thi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Nimbus Sans Narrow1" svg:font-family="'Nimbus Sans Narrow'" style:font-family-generic="swiss" style:font-pitch="variable"/>
    <style:font-face style:name="Nimbus Sans Narrow" svg:font-family="'Nimbus Sans Narrow'" style:font-adornments="Oblique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0099" draw:fill="solid" draw:fill-color="#ffffff" draw:textarea-horizontal-align="justify" draw:textarea-vertical-align="middle" draw:auto-grow-height="false" fo:min-height="0.35cm" fo:min-width="4.3cm"/>
      <style:paragraph-properties style:writing-mode="lr-tb"/>
    </style:style>
    <style:style style:name="gr2" style:family="graphic" style:parent-style-name="standard">
      <style:graphic-properties svg:stroke-width="0cm" svg:stroke-color="#330099" draw:marker-start-width="0.2cm" draw:marker-end-width="0.2cm" draw:fill="solid" draw:fill-color="#663399" draw:textarea-horizontal-align="justify" draw:textarea-vertical-align="middle" draw:auto-grow-height="false" fo:min-height="0.15cm" fo:min-width="4.3cm" fo:padding-top="0.125cm" fo:padding-bottom="0.125cm" fo:padding-left="0.25cm" fo:padding-right="0.25cm"/>
      <style:paragraph-properties style:writing-mode="lr-tb"/>
    </style:style>
    <style:style style:name="gr3" style:family="graphic" style:parent-style-name="standard">
      <style:graphic-properties svg:stroke-color="#330099" draw:fill="solid" draw:fill-color="#ffffff" draw:textarea-horizontal-align="justify" draw:textarea-vertical-align="middle" draw:auto-grow-height="false" fo:min-height="2.55cm" fo:min-width="4.3cm"/>
      <style:paragraph-properties style:writing-mode="lr-tb"/>
    </style:style>
    <style:style style:name="gr4" style:family="graphic" style:parent-style-name="standard">
      <style:graphic-properties svg:stroke-color="#330099" draw:fill="solid" draw:fill-color="#ffffff" draw:textarea-horizontal-align="justify" draw:textarea-vertical-align="middle" draw:auto-grow-height="false" fo:min-height="0.95cm" fo:min-width="4.3cm"/>
      <style:paragraph-properties style:writing-mode="lr-tb"/>
    </style:style>
    <style:style style:name="gr5" style:family="graphic" style:parent-style-name="standard">
      <style:graphic-properties svg:stroke-color="#330099" draw:fill="solid" draw:fill-color="#ffffff" draw:textarea-horizontal-align="justify" draw:textarea-vertical-align="middle" draw:auto-grow-height="false" fo:min-height="0.75cm" fo:min-width="4.3cm"/>
      <style:paragraph-properties style:writing-mode="lr-tb"/>
    </style:style>
    <style:style style:name="gr6" style:family="graphic" style:parent-style-name="standard">
      <style:graphic-properties svg:stroke-width="0.01cm" svg:stroke-color="#ff6600" draw:marker-start-width="0.215cm" draw:marker-end-width="0.215cm" draw:fill="solid" draw:fill-color="#ffffff" draw:textarea-horizontal-align="justify" draw:textarea-vertical-align="middle" draw:auto-grow-height="false" fo:min-height="1.34cm" fo:min-width="4.29cm" fo:padding-top="0.13cm" fo:padding-bottom="0.13cm" fo:padding-left="0.255cm" fo:padding-right="0.255cm"/>
      <style:paragraph-properties style:writing-mode="lr-tb"/>
    </style:style>
    <style:style style:name="gr7" style:family="graphic" style:parent-style-name="standard">
      <style:graphic-properties svg:stroke-width="0.01cm" svg:stroke-color="#ff6600" draw:marker-start-width="0.215cm" draw:marker-end-width="0.215cm" draw:fill="solid" draw:fill-color="#ff420e" draw:textarea-horizontal-align="justify" draw:textarea-vertical-align="middle" draw:auto-grow-height="false" fo:min-height="0.14cm" fo:min-width="4.29cm" fo:padding-top="0.13cm" fo:padding-bottom="0.13cm" fo:padding-left="0.255cm" fo:padding-right="0.255cm"/>
      <style:paragraph-properties style:writing-mode="lr-tb"/>
    </style:style>
    <style:style style:name="gr8" style:family="graphic" style:parent-style-name="standard">
      <style:graphic-properties svg:stroke-width="0.01cm" svg:stroke-color="#ff6600" draw:marker-start-width="0.215cm" draw:marker-end-width="0.215cm" draw:fill="solid" draw:fill-color="#ffffff" draw:textarea-horizontal-align="justify" draw:textarea-vertical-align="middle" draw:auto-grow-height="false" fo:min-height="1.94cm" fo:min-width="4.29cm" fo:padding-top="0.13cm" fo:padding-bottom="0.13cm" fo:padding-left="0.255cm" fo:padding-right="0.255cm"/>
      <style:paragraph-properties style:writing-mode="lr-tb"/>
    </style:style>
    <style:style style:name="gr9" style:family="graphic" style:parent-style-name="standard">
      <style:graphic-properties svg:stroke-width="0.01cm" svg:stroke-color="#ff6600" draw:marker-start-width="0.215cm" draw:marker-end-width="0.215cm" draw:fill="solid" draw:fill-color="#ffffff" draw:textarea-horizontal-align="justify" draw:textarea-vertical-align="middle" draw:auto-grow-height="false" fo:min-height="2.54cm" fo:min-width="4.29cm" fo:padding-top="0.13cm" fo:padding-bottom="0.13cm" fo:padding-left="0.255cm" fo:padding-right="0.255cm"/>
      <style:paragraph-properties style:writing-mode="lr-tb"/>
    </style:style>
    <style:style style:name="gr10" style:family="graphic" style:parent-style-name="standard">
      <style:graphic-properties svg:stroke-color="#330099" draw:fill="solid" draw:fill-color="#eeeeee" draw:textarea-horizontal-align="justify" draw:textarea-vertical-align="middle" draw:auto-grow-height="false" fo:min-height="0.075cm" fo:min-width="4.3cm" fo:padding-top="0.2cm"/>
      <style:paragraph-properties style:writing-mode="lr-tb"/>
    </style:style>
    <style:style style:name="gr11" style:family="graphic" style:parent-style-name="standard">
      <style:graphic-properties svg:stroke-color="#000099" draw:fill="solid" draw:fill-color="#eeeeee" draw:textarea-horizontal-align="justify" draw:textarea-vertical-align="middle" draw:auto-grow-height="false" fo:min-height="0.075cm" fo:min-width="4.3cm" fo:padding-top="0.2cm"/>
      <style:paragraph-properties style:writing-mode="lr-tb"/>
    </style:style>
    <style:style style:name="gr12" style:family="graphic" style:parent-style-name="standard">
      <style:graphic-properties svg:stroke-color="#ff6600" draw:fill="solid" draw:fill-color="#eeeeee" draw:textarea-horizontal-align="justify" draw:textarea-vertical-align="middle" draw:auto-grow-height="false" fo:min-height="0.15cm" fo:min-width="4.3cm" fo:padding-top="0.2cm"/>
      <style:paragraph-properties style:writing-mode="lr-tb"/>
    </style:style>
    <style:style style:name="gr13" style:family="graphic" style:parent-style-name="standard">
      <style:graphic-properties svg:stroke-color="#009933" draw:fill="solid" draw:fill-color="#ffffff" draw:textarea-horizontal-align="justify" draw:textarea-vertical-align="middle" draw:auto-grow-height="false" fo:min-height="1.95cm" fo:min-width="4.3cm"/>
      <style:paragraph-properties style:writing-mode="lr-tb"/>
    </style:style>
    <style:style style:name="gr14" style:family="graphic" style:parent-style-name="standard">
      <style:graphic-properties svg:stroke-width="0cm" svg:stroke-color="#009933" draw:marker-start-width="0.2cm" draw:marker-end-width="0.2cm" draw:fill="solid" draw:fill-color="#ccff66" draw:textarea-horizontal-align="justify" draw:textarea-vertical-align="middle" draw:auto-grow-height="false" fo:min-height="0.15cm" fo:min-width="4.3cm" fo:padding-top="0.125cm" fo:padding-bottom="0.125cm" fo:padding-left="0.25cm" fo:padding-right="0.25cm"/>
      <style:paragraph-properties style:writing-mode="lr-tb"/>
    </style:style>
    <style:style style:name="gr15" style:family="graphic" style:parent-style-name="standard">
      <style:graphic-properties svg:stroke-color="#009933" draw:fill="solid" draw:fill-color="#eeeeee" draw:textarea-horizontal-align="justify" draw:textarea-vertical-align="middle" draw:auto-grow-height="false" fo:min-height="0.075cm" fo:min-width="4.3cm" fo:padding-top="0.2cm"/>
      <style:paragraph-properties style:writing-mode="lr-tb"/>
    </style:style>
    <style:style style:name="gr16" style:family="graphic" style:parent-style-name="standard">
      <style:graphic-properties svg:stroke-color="#009933" draw:fill="solid" draw:fill-color="#ffffff" draw:textarea-horizontal-align="justify" draw:textarea-vertical-align="middle" draw:auto-grow-height="false" fo:min-height="2.35cm" fo:min-width="4.3cm"/>
      <style:paragraph-properties style:writing-mode="lr-tb"/>
    </style:style>
    <style:style style:name="gr17" style:family="graphic" style:parent-style-name="standard">
      <style:graphic-properties svg:stroke-width="0.01cm" svg:stroke-color="#ff9900" draw:marker-start-width="0.215cm" draw:marker-end-width="0.215cm" draw:fill="solid" draw:fill-color="#ffffff" draw:textarea-horizontal-align="justify" draw:textarea-vertical-align="middle" draw:auto-grow-height="false" fo:min-height="8.34cm" fo:min-width="4.29cm" fo:padding-top="0.13cm" fo:padding-bottom="0.13cm" fo:padding-left="0.255cm" fo:padding-right="0.255cm"/>
      <style:paragraph-properties style:writing-mode="lr-tb"/>
    </style:style>
    <style:style style:name="gr18" style:family="graphic" style:parent-style-name="standard">
      <style:graphic-properties svg:stroke-width="0.01cm" svg:stroke-color="#ff9900" draw:marker-start-width="0.215cm" draw:marker-end-width="0.215cm" draw:fill="solid" draw:fill-color="#ffcc00" draw:textarea-horizontal-align="justify" draw:textarea-vertical-align="middle" draw:auto-grow-height="false" fo:min-height="0.14cm" fo:min-width="4.29cm" fo:padding-top="0.13cm" fo:padding-bottom="0.13cm" fo:padding-left="0.255cm" fo:padding-right="0.255cm"/>
      <style:paragraph-properties style:writing-mode="lr-tb"/>
    </style:style>
    <style:style style:name="gr19" style:family="graphic" style:parent-style-name="standard">
      <style:graphic-properties svg:stroke-color="#ff9900" draw:fill="solid" draw:fill-color="#eeeeee" draw:textarea-horizontal-align="justify" draw:textarea-vertical-align="middle" draw:auto-grow-height="false" fo:min-height="0.35cm" fo:min-width="4.3cm" fo:padding-top="0.2cm"/>
      <style:paragraph-properties style:writing-mode="lr-tb"/>
    </style:style>
    <style:style style:name="gr20" style:family="graphic" style:parent-style-name="standard">
      <style:graphic-properties svg:stroke-width="0.1cm" svg:stroke-color="#ffffff" draw:marker-start-width="0.35cm" draw:marker-end-width="0.35cm" draw:fill="solid" draw:fill-color="#ffffff" draw:textarea-horizontal-align="justify" draw:textarea-vertical-align="middle" draw:auto-grow-height="false" fo:min-height="1.25cm" fo:min-width="14.2cm" fo:padding-top="0.175cm" fo:padding-bottom="0.175cm" fo:padding-left="0.3cm" fo:padding-right="0.3cm"/>
      <style:paragraph-properties style:writing-mode="lr-tb"/>
    </style:style>
    <style:style style:name="gr21" style:family="graphic" style:parent-style-name="standard">
      <style:graphic-properties svg:stroke-width="0.01cm" svg:stroke-color="#2a6099" draw:marker-start-width="0.215cm" draw:marker-end-width="0.215cm" draw:fill="solid" draw:fill-color="#ffffff" draw:textarea-horizontal-align="justify" draw:textarea-vertical-align="middle" draw:auto-grow-height="false" fo:min-height="2.94cm" fo:min-width="4.29cm" fo:padding-top="0.13cm" fo:padding-bottom="0.13cm" fo:padding-left="0.255cm" fo:padding-right="0.255cm"/>
      <style:paragraph-properties style:writing-mode="lr-tb"/>
    </style:style>
    <style:style style:name="gr22" style:family="graphic" style:parent-style-name="standard">
      <style:graphic-properties svg:stroke-width="0.01cm" svg:stroke-color="#2a6099" draw:marker-start-width="0.215cm" draw:marker-end-width="0.215cm" draw:fill="solid" draw:fill-color="#2a6099" draw:textarea-horizontal-align="justify" draw:textarea-vertical-align="middle" draw:auto-grow-height="false" fo:min-height="0.14cm" fo:min-width="4.29cm" fo:padding-top="0.13cm" fo:padding-bottom="0.13cm" fo:padding-left="0.255cm" fo:padding-right="0.255cm"/>
      <style:paragraph-properties style:writing-mode="lr-tb"/>
    </style:style>
    <style:style style:name="gr23" style:family="graphic" style:parent-style-name="standard">
      <style:graphic-properties svg:stroke-color="#2a6099" draw:fill="solid" draw:fill-color="#eeeeee" draw:textarea-horizontal-align="justify" draw:textarea-vertical-align="middle" draw:auto-grow-height="false" fo:min-height="0.075cm" fo:min-width="4.3cm" fo:padding-top="0.2cm"/>
      <style:paragraph-properties style:writing-mode="lr-tb"/>
    </style:style>
    <style:style style:name="gr24" style:family="graphic" style:parent-style-name="standard">
      <style:graphic-properties svg:stroke-width="0.01cm" svg:stroke-color="#3399ff" draw:marker-start-width="0.215cm" draw:marker-end-width="0.215cm" draw:fill="solid" draw:fill-color="#ccffff" draw:textarea-horizontal-align="justify" draw:textarea-vertical-align="middle" draw:auto-grow-height="false" fo:min-height="0.14cm" fo:min-width="4.29cm" fo:padding-top="0.13cm" fo:padding-bottom="0.13cm" fo:padding-left="0.255cm" fo:padding-right="0.255cm"/>
      <style:paragraph-properties style:writing-mode="lr-tb"/>
    </style:style>
    <style:style style:name="gr25" style:family="graphic" style:parent-style-name="standard">
      <style:graphic-properties svg:stroke-color="#3399ff" draw:fill="solid" draw:fill-color="#eeeeee" draw:textarea-horizontal-align="justify" draw:textarea-vertical-align="middle" draw:auto-grow-height="false" fo:min-height="0.15cm" fo:min-width="4.3cm" fo:padding-top="0.2cm"/>
      <style:paragraph-properties style:writing-mode="lr-tb"/>
    </style:style>
    <style:style style:name="gr26" style:family="graphic" style:parent-style-name="standard">
      <style:graphic-properties svg:stroke-color="#006600" draw:fill="solid" draw:fill-color="#ffffff" draw:textarea-horizontal-align="justify" draw:textarea-vertical-align="middle" draw:auto-grow-height="false" fo:min-height="1.55cm" fo:min-width="4.3cm"/>
      <style:paragraph-properties style:writing-mode="lr-tb"/>
    </style:style>
    <style:style style:name="gr27" style:family="graphic" style:parent-style-name="standard">
      <style:graphic-properties svg:stroke-width="0cm" svg:stroke-color="#006600" draw:marker-start-width="0.2cm" draw:marker-end-width="0.2cm" draw:fill="solid" draw:fill-color="#006600" draw:textarea-horizontal-align="justify" draw:textarea-vertical-align="middle" draw:auto-grow-height="false" fo:min-height="0.15cm" fo:min-width="4.3cm" fo:padding-top="0.125cm" fo:padding-bottom="0.125cm" fo:padding-left="0.25cm" fo:padding-right="0.25cm"/>
      <style:paragraph-properties style:writing-mode="lr-tb"/>
    </style:style>
    <style:style style:name="gr28" style:family="graphic" style:parent-style-name="standard">
      <style:graphic-properties svg:stroke-color="#006600" draw:fill="solid" draw:fill-color="#eeeeee" draw:textarea-horizontal-align="justify" draw:textarea-vertical-align="middle" draw:auto-grow-height="false" fo:min-height="0.15cm" fo:min-width="4.3cm" fo:padding-top="0.2cm"/>
      <style:paragraph-properties style:writing-mode="lr-tb"/>
    </style:style>
    <style:style style:name="gr29" style:family="graphic" style:parent-style-name="standard">
      <style:graphic-properties svg:stroke-color="#006600" draw:fill="solid" draw:fill-color="#ffffff" draw:textarea-horizontal-align="justify" draw:textarea-vertical-align="middle" draw:auto-grow-height="false" fo:min-height="1.75cm" fo:min-width="4.3cm"/>
      <style:paragraph-properties style:writing-mode="lr-tb"/>
    </style:style>
    <style:style style:name="gr30" style:family="graphic" style:parent-style-name="standard">
      <style:graphic-properties svg:stroke-color="#006600" draw:fill="solid" draw:fill-color="#eeeeee" draw:textarea-horizontal-align="justify" draw:textarea-vertical-align="middle" draw:auto-grow-height="false" fo:min-height="0.075cm" fo:min-width="4.3cm" fo:padding-top="0.2cm"/>
      <style:paragraph-properties style:writing-mode="lr-tb"/>
    </style:style>
    <style:style style:name="gr31" style:family="graphic" style:parent-style-name="standard">
      <style:graphic-properties draw:fill="solid" draw:fill-color="#ffffff" draw:textarea-horizontal-align="justify" draw:textarea-vertical-align="middle" draw:auto-grow-height="false" fo:min-height="3.75cm" fo:min-width="4.3cm"/>
      <style:paragraph-properties style:writing-mode="lr-tb"/>
    </style:style>
    <style:style style:name="gr32" style:family="graphic" style:parent-style-name="standard">
      <style:graphic-properties svg:stroke-width="0cm" draw:marker-start-width="0.2cm" draw:marker-end-width="0.2cm" draw:fill-color="#cfe7f5" draw:textarea-horizontal-align="justify" draw:textarea-vertical-align="middle" draw:auto-grow-height="false" fo:min-height="0.131cm" fo:min-width="1.746cm" fo:padding-top="0.125cm" fo:padding-bottom="0.125cm" fo:padding-left="0.25cm" fo:padding-right="0.25cm"/>
      <style:paragraph-properties style:writing-mode="lr-tb"/>
    </style:style>
    <style:style style:name="gr33" style:family="graphic" style:parent-style-name="standard">
      <style:graphic-properties svg:stroke-width="0cm" svg:stroke-color="#000000" draw:marker-start-width="0.2cm" draw:marker-end="Diamond1" draw:marker-end-width="0.4cm" draw:textarea-vertical-align="middle" fo:padding-top="0.125cm" fo:padding-bottom="0.125cm" fo:padding-left="0.25cm" fo:padding-right="0.25cm"/>
    </style:style>
    <style:style style:name="gr34" style:family="graphic" style:parent-style-name="standard">
      <style:graphic-properties draw:stroke="dash" draw:stroke-dash="Fine_20_Dashed" svg:stroke-width="0cm" svg:stroke-color="#000000" draw:marker-start-width="0.2cm" draw:marker-end="Diamond1" draw:marker-end-width="0.4cm" draw:textarea-vertical-align="middle" fo:padding-top="0.125cm" fo:padding-bottom="0.125cm" fo:padding-left="0.25cm" fo:padding-right="0.25cm"/>
    </style:style>
    <style:style style:name="gr35" style:family="graphic" style:parent-style-name="standard">
      <style:graphic-properties svg:stroke-width="0.01cm" svg:stroke-color="#3399ff" draw:marker-start-width="0.215cm" draw:marker-end-width="0.215cm" draw:fill="solid" draw:fill-color="#ffffff" draw:textarea-horizontal-align="justify" draw:textarea-vertical-align="middle" draw:auto-grow-height="false" fo:min-height="2.94cm" fo:min-width="4.29cm" fo:padding-top="0.13cm" fo:padding-bottom="0.13cm" fo:padding-left="0.255cm" fo:padding-right="0.255cm"/>
      <style:paragraph-properties style:writing-mode="lr-tb"/>
    </style:style>
    <style:style style:name="gr36" style:family="graphic" style:parent-style-name="standard">
      <style:graphic-properties svg:stroke-color="#ff6600" draw:fill="solid" draw:fill-color="#eeeeee" draw:textarea-horizontal-align="justify" draw:textarea-vertical-align="middle" draw:auto-grow-height="false" fo:min-height="0.075cm" fo:min-width="4.3cm" fo:padding-top="0.2cm"/>
      <style:paragraph-properties style:writing-mode="lr-tb"/>
    </style:style>
    <style:style style:name="gr37" style:family="graphic" style:parent-style-name="standard">
      <style:graphic-properties svg:stroke-width="0.01cm" svg:stroke-color="#ff9900" draw:marker-start-width="0.215cm" draw:marker-end-width="0.215cm" draw:fill="solid" draw:fill-color="#ffffff" draw:textarea-horizontal-align="justify" draw:textarea-vertical-align="middle" draw:auto-grow-height="false" fo:min-height="6.74cm" fo:min-width="4.29cm" fo:padding-top="0.13cm" fo:padding-bottom="0.13cm" fo:padding-left="0.255cm" fo:padding-right="0.255cm"/>
      <style:paragraph-properties style:writing-mode="lr-tb"/>
    </style:style>
    <style:style style:name="gr38" style:family="graphic" style:parent-style-name="standard">
      <style:graphic-properties svg:stroke-color="#ff9900" draw:fill="solid" draw:fill-color="#eeeeee" draw:textarea-horizontal-align="justify" draw:textarea-vertical-align="middle" draw:auto-grow-height="false" fo:min-height="0.275cm" fo:min-width="4.3cm" fo:padding-top="0.2cm"/>
      <style:paragraph-properties style:writing-mode="lr-tb"/>
    </style:style>
    <style:style style:name="gr39" style:family="graphic" style:parent-style-name="standard">
      <style:graphic-properties svg:stroke-width="0.01cm" svg:stroke-color="#ff9900" draw:marker-start-width="0.215cm" draw:marker-end-width="0.215cm" draw:fill="solid" draw:fill-color="#ffffff" draw:textarea-horizontal-align="justify" draw:textarea-vertical-align="middle" draw:auto-grow-height="false" fo:min-height="4.34cm" fo:min-width="4.29cm" fo:padding-top="0.13cm" fo:padding-bottom="0.13cm" fo:padding-left="0.255cm" fo:padding-right="0.255cm"/>
      <style:paragraph-properties style:writing-mode="lr-tb"/>
    </style:style>
    <style:style style:name="gr40" style:family="graphic" style:parent-style-name="standard">
      <style:graphic-properties svg:stroke-width="0.01cm" svg:stroke-color="#ff8000" draw:marker-start-width="0.215cm" draw:marker-end-width="0.215cm" draw:fill="solid" draw:fill-color="#ffffff" draw:textarea-horizontal-align="justify" draw:textarea-vertical-align="middle" draw:auto-grow-height="false" fo:min-height="3.74cm" fo:min-width="4.29cm" fo:padding-top="0.13cm" fo:padding-bottom="0.13cm" fo:padding-left="0.255cm" fo:padding-right="0.255cm"/>
      <style:paragraph-properties style:writing-mode="lr-tb"/>
    </style:style>
    <style:style style:name="gr41" style:family="graphic" style:parent-style-name="standard">
      <style:graphic-properties svg:stroke-width="0.01cm" svg:stroke-color="#ff8000" draw:marker-start-width="0.215cm" draw:marker-end-width="0.215cm" draw:fill="solid" draw:fill-color="#ff8000" draw:textarea-horizontal-align="justify" draw:textarea-vertical-align="middle" draw:auto-grow-height="false" fo:min-height="0.14cm" fo:min-width="4.29cm" fo:padding-top="0.13cm" fo:padding-bottom="0.13cm" fo:padding-left="0.255cm" fo:padding-right="0.255cm"/>
      <style:paragraph-properties style:writing-mode="lr-tb"/>
    </style:style>
    <style:style style:name="gr42" style:family="graphic" style:parent-style-name="standard">
      <style:graphic-properties svg:stroke-color="#ff8000" draw:fill="solid" draw:fill-color="#eeeeee" draw:textarea-horizontal-align="justify" draw:textarea-vertical-align="middle" draw:auto-grow-height="false" fo:min-height="0.075cm" fo:min-width="4.3cm" fo:padding-top="0.2cm"/>
      <style:paragraph-properties style:writing-mode="lr-tb"/>
    </style:style>
    <style:style style:name="P1" style:family="paragraph">
      <style:paragraph-properties fo:text-align="start" style:writing-mode="lr-tb"/>
      <style:text-properties style:font-name="Liberation Sans Narrow1" fo:font-size="8pt" style:font-size-asian="18pt" style:font-size-complex="18pt"/>
    </style:style>
    <style:style style:name="P2" style:family="paragraph">
      <loext:graphic-properties draw:fill="solid" draw:fill-color="#ffffff"/>
      <style:paragraph-properties fo:text-align="start" style:writing-mode="lr-tb"/>
      <style:text-properties style:font-name="Liberation Sans Narrow1" fo:font-size="8pt" style:font-size-asian="18pt" style:font-size-complex="18pt"/>
    </style:style>
    <style:style style:name="P3" style:family="paragraph">
      <style:paragraph-properties fo:text-align="center" style:writing-mode="lr-tb"/>
      <style:text-properties fo:color="#ffffff" fo:font-size="8pt" fo:font-weight="bold" style:font-size-asian="18pt" style:font-weight-asian="bold" style:font-size-complex="18pt" style:font-weight-complex="600"/>
    </style:style>
    <style:style style:name="P4" style:family="paragraph">
      <loext:graphic-properties draw:fill="solid" draw:fill-color="#663399"/>
      <style:paragraph-properties fo:text-align="center" style:writing-mode="lr-tb"/>
      <style:text-properties fo:color="#ffffff" fo:font-size="8pt" fo:font-weight="bold" style:font-size-asian="18pt" style:font-weight-asian="bold" style:font-size-complex="18pt" style:font-weight-complex="600"/>
    </style:style>
    <style:style style:name="P5" style:family="paragraph">
      <loext:graphic-properties draw:fill="solid" draw:fill-color="#ff420e"/>
      <style:paragraph-properties fo:text-align="center" style:writing-mode="lr-tb"/>
      <style:text-properties fo:color="#ffffff" fo:font-size="8pt" fo:font-weight="bold" style:font-size-asian="18pt" style:font-weight-asian="bold" style:font-size-complex="18pt" style:font-weight-complex="600"/>
    </style:style>
    <style:style style:name="P6" style:family="paragraph">
      <style:paragraph-properties fo:text-align="start" style:writing-mode="lr-tb"/>
      <style:text-properties style:font-name="Nimbus Sans Narrow" fo:font-size="6pt" fo:font-style="oblique" fo:font-weight="normal" style:font-size-asian="7pt" style:font-style-asian="italic" style:font-size-complex="7pt" style:font-style-complex="italic"/>
    </style:style>
    <style:style style:name="P7" style:family="paragraph">
      <loext:graphic-properties draw:fill="solid" draw:fill-color="#eeeeee"/>
      <style:paragraph-properties fo:text-align="start" style:writing-mode="lr-tb"/>
      <style:text-properties style:font-name="Nimbus Sans Narrow" fo:font-size="6pt" fo:font-style="oblique" fo:font-weight="normal" style:font-size-asian="7pt" style:font-style-asian="italic" style:font-size-complex="7pt" style:font-style-complex="italic"/>
    </style:style>
    <style:style style:name="P8" style:family="paragraph">
      <style:paragraph-properties fo:margin-top="0.1cm" fo:margin-bottom="0cm" fo:line-height="0.17cm" fo:text-align="start" style:writing-mode="lr-tb"/>
      <style:text-properties style:font-name="Nimbus Sans Narrow" fo:font-size="6pt" fo:font-style="oblique" fo:font-weight="normal" style:font-size-asian="7pt" style:font-style-asian="italic" style:font-size-complex="7pt" style:font-style-complex="italic"/>
    </style:style>
    <style:style style:name="P9" style:family="paragraph">
      <loext:graphic-properties draw:fill="solid" draw:fill-color="#eeeeee"/>
      <style:paragraph-properties fo:margin-top="0.1cm" fo:margin-bottom="0cm" fo:line-height="0.17cm" fo:text-align="start" style:writing-mode="lr-tb"/>
      <style:text-properties style:font-name="Nimbus Sans Narrow" fo:font-size="6pt" fo:font-style="oblique" fo:font-weight="normal" style:font-size-asian="7pt" style:font-style-asian="italic" style:font-size-complex="7pt" style:font-style-complex="italic"/>
    </style:style>
    <style:style style:name="P10" style:family="paragraph">
      <style:paragraph-properties fo:text-align="start" style:writing-mode="lr-tb"/>
      <style:text-properties style:font-name="Nimbus Sans Narrow" fo:font-size="6pt" fo:font-style="oblique" style:font-size-asian="7pt" style:font-style-asian="italic" style:font-size-complex="7pt" style:font-style-complex="italic"/>
    </style:style>
    <style:style style:name="P11" style:family="paragraph">
      <loext:graphic-properties draw:fill="solid" draw:fill-color="#eeeeee"/>
      <style:paragraph-properties fo:text-align="start" style:writing-mode="lr-tb"/>
      <style:text-properties style:font-name="Nimbus Sans Narrow" fo:font-size="6pt" fo:font-style="oblique" style:font-size-asian="7pt" style:font-style-asian="italic" style:font-size-complex="7pt" style:font-style-complex="italic"/>
    </style:style>
    <style:style style:name="P12" style:family="paragraph">
      <style:paragraph-properties fo:text-align="center" style:writing-mode="lr-tb"/>
      <style:text-properties fo:color="#000000" fo:font-size="8pt" fo:font-weight="bold" style:font-size-asian="18pt" style:font-weight-asian="bold" style:font-size-complex="18pt" style:font-weight-complex="600"/>
    </style:style>
    <style:style style:name="P13" style:family="paragraph">
      <loext:graphic-properties draw:fill="solid" draw:fill-color="#ccff66"/>
      <style:paragraph-properties fo:text-align="center" style:writing-mode="lr-tb"/>
      <style:text-properties fo:color="#000000" fo:font-size="8pt" fo:font-weight="bold" style:font-size-asian="18pt" style:font-weight-asian="bold" style:font-size-complex="18pt" style:font-weight-complex="600"/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Liberation Sans Narrow1" fo:font-size="8pt" style:font-size-asian="18pt" style:font-size-complex="18pt"/>
    </style:style>
    <style:style style:name="P15" style:family="paragraph">
      <style:paragraph-properties fo:margin-top="0.1cm" fo:margin-bottom="0cm" fo:text-align="start" style:writing-mode="lr-tb"/>
      <style:text-properties style:font-name="Liberation Sans Narrow1" fo:font-size="8pt" style:font-size-asian="18pt" style:font-size-complex="18pt"/>
    </style:style>
    <style:style style:name="P16" style:family="paragraph">
      <loext:graphic-properties draw:fill="solid" draw:fill-color="#ffcc00"/>
      <style:paragraph-properties fo:text-align="center" style:writing-mode="lr-tb"/>
      <style:text-properties fo:color="#000000" fo:font-size="8pt" fo:font-weight="bold" style:font-size-asian="18pt" style:font-weight-asian="bold" style:font-size-complex="18pt" style:font-weight-complex="600"/>
    </style:style>
    <style:style style:name="P17" style:family="paragraph">
      <style:paragraph-properties fo:text-align="center" style:writing-mode="lr-tb"/>
      <style:text-properties fo:color="#000066" style:font-name="Manjari Thin" fo:font-size="24pt" fo:letter-spacing="0.035cm" fo:font-weight="bold" style:font-size-asian="18pt" style:font-weight-asian="bold" style:font-size-complex="18pt" style:font-weight-complex="600"/>
    </style:style>
    <style:style style:name="P18" style:family="paragraph">
      <loext:graphic-properties draw:fill="solid" draw:fill-color="#ffffff"/>
      <style:paragraph-properties fo:text-align="center" style:writing-mode="lr-tb"/>
      <style:text-properties fo:color="#000066" style:font-name="Manjari Thin" fo:font-size="24pt" fo:letter-spacing="0.035cm" fo:font-weight="bold" style:font-size-asian="18pt" style:font-weight-asian="bold" style:font-size-complex="18pt" style:font-weight-complex="600"/>
    </style:style>
    <style:style style:name="P19" style:family="paragraph">
      <loext:graphic-properties draw:fill="solid" draw:fill-color="#2a6099"/>
      <style:paragraph-properties fo:text-align="center" style:writing-mode="lr-tb"/>
      <style:text-properties fo:color="#ffffff" fo:font-size="8pt" fo:font-weight="bold" style:font-size-asian="18pt" style:font-weight-asian="bold" style:font-size-complex="18pt" style:font-weight-complex="600"/>
    </style:style>
    <style:style style:name="P20" style:family="paragraph">
      <loext:graphic-properties draw:fill="solid" draw:fill-color="#ccffff"/>
      <style:paragraph-properties fo:text-align="center" style:writing-mode="lr-tb"/>
      <style:text-properties fo:color="#000000" fo:font-size="8pt" fo:font-weight="bold" style:font-size-asian="18pt" style:font-weight-asian="bold" style:font-size-complex="18pt" style:font-weight-complex="600"/>
    </style:style>
    <style:style style:name="P21" style:family="paragraph">
      <loext:graphic-properties draw:fill="solid" draw:fill-color="#006600"/>
      <style:paragraph-properties fo:text-align="center" style:writing-mode="lr-tb"/>
      <style:text-properties fo:color="#ffffff" fo:font-size="8pt" fo:font-weight="bold" style:font-size-asian="18pt" style:font-weight-asian="bold" style:font-size-complex="18pt" style:font-weight-complex="600"/>
    </style:style>
    <style:style style:name="P22" style:family="paragraph">
      <style:paragraph-properties fo:text-align="start" style:writing-mode="lr-tb"/>
      <style:text-properties style:font-name="Nimbus Sans Narrow" fo:font-size="6pt" fo:letter-spacing="normal" fo:font-style="oblique" style:font-size-asian="7pt" style:font-style-asian="italic" style:font-size-complex="7pt" style:font-style-complex="italic"/>
    </style:style>
    <style:style style:name="P23" style:family="paragraph">
      <loext:graphic-properties draw:fill="solid" draw:fill-color="#eeeeee"/>
      <style:paragraph-properties fo:text-align="start" style:writing-mode="lr-tb"/>
      <style:text-properties style:font-name="Nimbus Sans Narrow" fo:font-size="6pt" fo:letter-spacing="normal" fo:font-style="oblique" style:font-size-asian="7pt" style:font-style-asian="italic" style:font-size-complex="7pt" style:font-style-complex="italic"/>
    </style:style>
    <style:style style:name="P24" style:family="paragraph"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25" style:family="paragraph">
      <loext:graphic-properties draw:fill="solid" draw:fill-color="#ffffff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26" style:family="paragraph">
      <style:paragraph-properties fo:text-align="center" style:writing-mode="lr-tb"/>
      <style:text-properties fo:font-size="6pt" style:font-size-asian="18pt" style:font-size-complex="18pt"/>
    </style:style>
    <style:style style:name="P27" style:family="paragraph">
      <loext:graphic-properties draw:fill-color="#cfe7f5"/>
      <style:paragraph-properties fo:text-align="center" style:writing-mode="lr-tb"/>
      <style:text-properties fo:font-size="6pt" style:font-size-asian="18pt" style:font-size-complex="18pt"/>
    </style:style>
    <style:style style:name="P28" style:family="paragraph">
      <style:paragraph-properties fo:text-align="center"/>
      <style:text-properties fo:font-size="6pt" style:font-size-asian="18pt" style:font-size-complex="18pt"/>
    </style:style>
    <style:style style:name="P29" style:family="paragraph">
      <loext:graphic-properties draw:fill="solid" draw:fill-color="#ff8000"/>
      <style:paragraph-properties fo:text-align="center" style:writing-mode="lr-tb"/>
      <style:text-properties fo:color="#ffffff" fo:font-size="8pt" fo:font-weight="bold" style:font-size-asian="18pt" style:font-weight-asian="bold" style:font-size-complex="18pt" style:font-weight-complex="600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 Narrow1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990066" style:font-name="Liberation Sans Narrow1" fo:font-size="8pt" style:font-size-asian="18pt" style:font-size-complex="18pt"/>
    </style:style>
    <style:style style:name="T3" style:family="text">
      <style:text-properties style:font-name="Liberation Sans Narrow1" fo:font-size="8pt" style:font-size-asian="18pt" style:font-size-complex="18pt"/>
    </style:style>
    <style:style style:name="T4" style:family="text">
      <style:text-properties fo:color="#ff0000" style:font-name="Liberation Sans Narrow1" fo:font-size="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5" style:family="text">
      <style:text-properties fo:color="#ffffff" fo:font-size="8pt" fo:font-weight="bold" style:font-size-asian="18pt" style:font-weight-asian="bold" style:font-size-complex="18pt" style:font-weight-complex="600"/>
    </style:style>
    <style:style style:name="T6" style:family="text">
      <style:text-properties fo:color="#ff0000" style:font-name="Liberation Sans Narrow1" fo:font-size="8pt" fo:font-weight="bold" style:font-size-asian="18pt" style:font-weight-asian="bold" style:font-size-complex="18pt" style:font-weight-complex="bold"/>
    </style:style>
    <style:style style:name="T7" style:family="text">
      <style:text-properties fo:color="#0000ff" style:font-name="Liberation Sans Narrow1" fo:font-size="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8" style:family="text">
      <style:text-properties fo:color="#009900" style:font-name="Liberation Sans Narrow1" fo:font-size="8pt" fo:font-style="italic" style:font-size-asian="18pt" style:font-style-asian="italic" style:font-size-complex="18pt" style:font-style-complex="italic"/>
    </style:style>
    <style:style style:name="T9" style:family="text">
      <style:text-properties style:font-name="Nimbus Sans Narrow" fo:font-size="6pt" fo:font-style="oblique" fo:font-weight="normal" style:font-size-asian="7pt" style:font-style-asian="italic" style:font-size-complex="7pt" style:font-style-complex="italic"/>
    </style:style>
    <style:style style:name="T10" style:family="text">
      <style:text-properties style:font-name="Nimbus Sans Narrow" fo:font-size="6pt" fo:font-style="oblique" style:font-size-asian="7pt" style:font-style-asian="italic" style:font-size-complex="7pt" style:font-style-complex="italic"/>
    </style:style>
    <style:style style:name="T11" style:family="text">
      <style:text-properties fo:color="#009900" style:font-name="Liberation Sans Narrow1" fo:font-size="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2" style:family="text">
      <style:text-properties fo:color="#000000" fo:font-size="8pt" fo:font-weight="bold" style:font-size-asian="18pt" style:font-weight-asian="bold" style:font-size-complex="18pt" style:font-weight-complex="600"/>
    </style:style>
    <style:style style:name="T13" style:family="text">
      <style:text-properties style:font-name="Liberation Sans Narrow1" fo:font-size="8pt" fo:font-weight="normal" style:font-size-asian="18pt" style:font-weight-asian="normal" style:font-size-complex="18pt" style:font-weight-complex="normal"/>
    </style:style>
    <style:style style:name="T14" style:family="text">
      <style:text-properties style:font-name="Liberation Sans Narrow2" fo:font-size="8pt" style:font-name-asian="Liberation Sans Narrow2" style:font-size-asian="18pt" style:font-name-complex="Liberation Sans Narrow2" style:font-size-complex="18pt"/>
    </style:style>
    <style:style style:name="T15" style:family="text">
      <style:text-properties style:font-name="Liberation Sans Narrow1" fo:font-size="4pt" style:font-size-asian="4pt" style:font-size-complex="4pt"/>
    </style:style>
    <style:style style:name="T16" style:family="text">
      <style:text-properties fo:font-variant="normal" fo:text-transform="none" fo:color="#006600" style:text-outline="false" style:text-line-through-style="none" style:text-line-through-type="none" style:font-name="Liberation Sans Narrow1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990066" style:text-outline="false" style:text-line-through-style="none" style:text-line-through-type="none" style:font-name="Liberation Sans Narrow1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ff" style:text-outline="false" style:text-line-through-style="none" style:text-line-through-type="none" style:font-name="Liberation Sans Narrow1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ff" style:font-name="Liberation Sans Narrow1" fo:font-size="8pt" style:font-size-asian="18pt" style:font-size-complex="18pt"/>
    </style:style>
    <style:style style:name="T20" style:family="text">
      <style:text-properties fo:color="#006600" style:font-name="Liberation Sans Narrow1" fo:font-size="8pt" style:font-size-asian="18pt" style:font-size-complex="18pt"/>
    </style:style>
    <style:style style:name="T21" style:family="text">
      <style:text-properties style:use-window-font-color="true" style:font-name="Liberation Sans Narrow1" fo:font-size="8pt" style:font-size-asian="18pt" style:font-size-complex="18pt"/>
    </style:style>
    <style:style style:name="T22" style:family="text">
      <style:text-properties fo:color="#cc3300" style:font-name="Liberation Sans Narrow1" fo:font-size="8pt" style:font-size-asian="18pt" style:font-size-complex="18pt"/>
    </style:style>
    <style:style style:name="T23" style:family="text">
      <style:text-properties fo:color="#000066" style:font-name="Manjari Thin" fo:font-size="6pt" fo:letter-spacing="0.035cm" fo:font-weight="bold" style:font-size-asian="6pt" style:font-weight-asian="bold" style:font-size-complex="6pt" style:font-weight-complex="600"/>
    </style:style>
    <style:style style:name="T24" style:family="text">
      <style:text-properties fo:color="#333333" style:font-name="Manjari Thin" fo:font-size="24pt" fo:letter-spacing="0.035cm" fo:font-weight="bold" style:font-size-asian="18pt" style:font-weight-asian="bold" style:font-size-complex="18pt" style:font-weight-complex="600"/>
    </style:style>
    <style:style style:name="T25" style:family="text">
      <style:text-properties fo:color="#cc3300" style:font-name="Liberation Sans Narrow1" fo:font-size="4pt" style:font-size-asian="4pt" style:font-size-complex="4pt"/>
    </style:style>
    <style:style style:name="T26" style:family="text">
      <style:text-properties fo:font-variant="normal" fo:text-transform="none" fo:color="#ff0000" style:text-outline="false" style:text-line-through-style="none" style:text-line-through-type="none" style:font-name="Liberation Sans Narrow1" fo:font-size="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ff" style:text-outline="false" style:text-line-through-style="none" style:text-line-through-type="none" style:font-name="Liberation Sans Narrow1" fo:font-size="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style:font-name="Liberation Sans Narrow1" fo:font-size="8pt" fo:font-style="normal" style:font-size-asian="18pt" style:font-style-asian="normal" style:font-size-complex="18pt" style:font-style-complex="normal"/>
    </style:style>
    <style:style style:name="T29" style:family="text">
      <style:text-properties fo:color="#ff0000" style:font-name="Liberation Sans Narrow1" fo:font-size="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30" style:family="text">
      <style:text-properties fo:color="#0000ff" style:font-name="Liberation Sans Narrow1" fo:font-size="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31" style:family="text">
      <style:text-properties style:font-name="Nimbus Sans Narrow" fo:font-size="6pt" fo:letter-spacing="normal" fo:font-style="oblique" style:font-size-asian="7pt" style:font-style-asian="italic" style:font-size-complex="7pt" style:font-style-complex="italic"/>
    </style:style>
    <style:style style:name="T32" style:family="text">
      <style:text-properties fo:font-variant="normal" fo:text-transform="none" style:text-outline="false" style:text-line-through-style="none" style:text-line-through-type="none" style:font-name="Liberation Sans Narrow1" fo:font-size="8pt" fo:text-shadow="none" style:text-underline-style="none" style:letter-kerning="true" style:font-name-asian="Droid Sans Fallback" style:font-size-asian="18pt" style:font-name-complex="FreeSans" style:font-size-complex="18pt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ff0000" style:text-outline="false" style:text-line-through-style="none" style:text-line-through-type="none" style:font-name="Liberation Sans Narrow1" fo:font-size="8pt" fo:text-shadow="none" style:text-underline-style="none" fo:font-weight="bold" style:letter-kerning="true" style:font-name-asian="Droid Sans Fallback" style:font-size-asian="18pt" style:font-weight-asian="bold" style:font-name-complex="FreeSans" style:font-size-complex="18pt" style:font-weight-complex="bold" style:text-emphasize="none" style:font-relief="none" style:text-overline-style="none" style:text-overline-color="font-color"/>
    </style:style>
    <style:style style:name="T34" style:family="text">
      <style:text-properties fo:font-size="6pt" fo:font-weight="bold" style:font-size-asian="6pt" style:font-weight-asian="bold" style:font-size-complex="6pt" style:font-weight-complex="bold"/>
    </style:style>
    <style:style style:name="T35" style:family="text">
      <style:text-properties fo:font-size="4pt" fo:font-weight="bold" style:font-size-asian="4pt" style:font-weight-asian="bold" style:font-size-complex="4pt" style:font-weight-complex="bold"/>
    </style:style>
    <style:style style:name="T36" style:family="text">
      <style:text-properties fo:font-size="8pt" fo:font-weight="bold" style:font-size-asian="8pt" style:font-weight-asian="bold" style:font-size-complex="8pt" style:font-weight-complex="bold"/>
    </style:style>
    <style:style style:name="T37" style:family="text">
      <style:text-properties fo:font-size="6pt" style:font-size-asian="18pt" style:font-size-complex="18pt"/>
    </style:style>
    <style:style style:name="T38" style:family="text">
      <style:text-properties fo:font-variant="normal" fo:text-transform="none" fo:color="#990066" style:text-outline="false" style:text-line-through-style="none" style:text-line-through-type="none" style:font-name="Liberation Sans Narrow1" fo:font-size="8pt" fo:font-style="normal" fo:text-shadow="none" style:text-underline-style="none" style:letter-kerning="true" style:font-name-asian="Droid Sans Fallback" style:font-size-asian="18pt" style:font-style-asian="normal" style:font-name-complex="FreeSans" style:font-size-complex="18pt" style:font-style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text-outline="false" style:text-line-through-style="none" style:text-line-through-type="none" style:font-name="Liberation Sans Narrow1" fo:font-size="8pt" fo:font-style="normal" fo:text-shadow="none" style:text-underline-style="none" style:letter-kerning="true" style:font-name-asian="Droid Sans Fallback" style:font-size-asian="18pt" style:font-style-asian="normal" style:font-name-complex="FreeSans" style:font-size-complex="18pt" style:font-style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text-outline="false" style:text-line-through-style="none" style:text-line-through-type="none" style:font-name="Liberation Sans Narrow1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000000" style:font-name="Liberation Sans Narrow1" fo:font-size="8pt" style:font-size-asian="18pt" style:font-size-complex="18pt"/>
    </style:style>
    <style:style style:name="T42" style:family="text">
      <style:text-properties fo:font-variant="normal" fo:text-transform="none" fo:color="#000000" style:text-outline="false" style:text-line-through-style="none" style:text-line-through-type="none" style:font-name="Liberation Sans Narrow1" fo:font-size="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8cm" svg:height="0.6cm" svg:x="1cm" svg:y="3.2cm">
          <text:p text:style-name="P1"><text:span text:style-name="T1">UserVO u = </text:span><text:span text:style-name="T2">this</text:span><text:span text:style-name="T3">.userDAO.</text:span><text:span text:style-name="T4">select</text:span><text:span text:style-name="T3">(17);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8cm" svg:height="0.4cm" svg:x="1cm" svg:y="2.8cm">
          <text:p text:style-name="P3"><text:span text:style-name="T5">Select by Primary Key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8cm" svg:height="2.8cm" svg:x="1cm" svg:y="4.8cm">
          <text:p text:style-name="P1"><text:span text:style-name="T3">UserVO u = new UserVO();</text:span></text:p>
          <text:p text:style-name="P1"><text:span text:style-name="T3">u.setUsername("jsmith");</text:span></text:p>
          <text:p text:style-name="P1"><text:span text:style-name="T3">u.setFirstName("John");</text:span></text:p>
          <text:p text:style-name="P1"><text:span text:style-name="T3">u.setLastName("Smith");</text:span></text:p>
          <text:p text:style-name="P1"><text:span text:style-name="T3">u.setGroupId(101);</text:span></text:p>
          <text:p text:style-name="P1"><text:span text:style-name="T3">u.setState(1);</text:span></text:p>
          <text:p text:style-name="P1"><text:span text:style-name="T2">this</text:span><text:span text:style-name="T3">.userDAO.</text:span><text:span text:style-name="T6">insert</text:span><text:span text:style-name="T3">(u);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8cm" svg:height="0.4cm" svg:x="1cm" svg:y="4.4cm">
          <text:p text:style-name="P3"><text:span text:style-name="T5">Insert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8cm" svg:height="1.2cm" svg:x="1cm" svg:y="10.8cm">
          <text:p text:style-name="P1"><text:span text:style-name="T3">UserVO u = new UserVO();</text:span></text:p>
          <text:p text:style-name="P1"><text:span text:style-name="T3">u.setId(17);</text:span></text:p>
          <text:p text:style-name="P1"><text:span text:style-name="T2">this</text:span><text:span text:style-name="T3">.userDAO.</text:span><text:span text:style-name="T6">delete</text:span><text:span text:style-name="T3">(u);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8cm" svg:height="0.4cm" svg:x="1cm" svg:y="10.4cm">
          <text:p text:style-name="P3"><text:span text:style-name="T5">Delete by Primary Key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8cm" svg:height="1.2cm" svg:x="1cm" svg:y="8.6cm">
          <text:p text:style-name="P1"><text:span text:style-name="T3">Us</text:span><text:span text:style-name="T3">erV</text:span><text:span text:style-name="T3">O </text:span><text:span text:style-name="T3">u = </text:span><text:span text:style-name="T3">Us</text:span><text:span text:style-name="T3">erV</text:span><text:span text:style-name="T3">O.</text:span><text:span text:style-name="T3">sel</text:span><text:span text:style-name="T3">ect</text:span><text:span text:style-name="T3">(17</text:span><text:span text:style-name="T3">);</text:span></text:p>
          <text:p text:style-name="P1"><text:span text:style-name="T3">u.s</text:span><text:span text:style-name="T3">etF</text:span><text:span text:style-name="T3">irst</text:span><text:span text:style-name="T3">Na</text:span><text:span text:style-name="T3">me</text:span><text:span text:style-name="T3">("J</text:span><text:span text:style-name="T3">am</text:span><text:span text:style-name="T3">ie")</text:span><text:span text:style-name="T3">;</text:span></text:p>
          <text:p text:style-name="P1"><text:span text:style-name="T2">thi</text:span><text:span text:style-name="T2">s</text:span><text:span text:style-name="T3">.u</text:span><text:span text:style-name="T3">ser</text:span><text:span text:style-name="T3">DA</text:span><text:span text:style-name="T3">O.</text:span><text:span text:style-name="T6">up</text:span><text:span text:style-name="T6">dat</text:span><text:span text:style-name="T6">e</text:span><text:span text:style-name="T3">(u</text:span><text:span text:style-name="T3">);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8cm" svg:height="0.4cm" svg:x="1cm" svg:y="8.2cm">
          <text:p text:style-name="P3"><text:span text:style-name="T5">Update by Primary Key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8cm" svg:height="1cm" svg:x="1cm" svg:y="13cm">
          <text:p text:style-name="P1"><text:span text:style-name="T1"><text:s/></text:span><text:span text:style-name="T1">UserVO u = </text:span><text:span text:style-name="T2">this</text:span><text:span text:style-name="T3">.userDAO</text:span></text:p>
          <text:p text:style-name="P1"><text:span text:style-name="T3"><text:s text:c="3"/></text:span><text:span text:style-name="T3">.</text:span><text:span text:style-name="T4">selectByUI</text:span><text:span text:style-name="T7">Username</text:span><text:span text:style-name="T3">("jsmith");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8cm" svg:height="0.4cm" svg:x="1cm" svg:y="12.6cm">
          <text:p text:style-name="P3"><text:span text:style-name="T5">Select by Unique Constraint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8cm" svg:height="1.6cm" svg:x="6cm" svg:y="3.2cm">
          <text:p text:style-name="P1"><text:span text:style-name="T3">UserVO example = new UserVO();</text:span></text:p>
          <text:p text:style-name="P1"><text:span text:style-name="T3">example.setState(1); </text:span><text:span text:style-name="T8">// Get active users</text:span></text:p>
          <text:p text:style-name="P1"><text:span text:style-name="T1">List&lt;UserVO&gt; users = </text:span><text:span text:style-name="T2">this</text:span><text:span text:style-name="T3">.userDAO</text:span></text:p>
          <text:p text:style-name="P1"><text:span text:style-name="T3"><text:s text:c="2"/></text:span><text:span text:style-name="T3">.</text:span><text:span text:style-name="T6">selectByExample</text:span><text:span text:style-name="T3">(example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4.8cm" svg:height="0.4cm" svg:x="6cm" svg:y="2.8cm">
          <text:p text:style-name="P3"><text:span text:style-name="T5">Select by Exampl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8" draw:text-style-name="P2" draw:layer="layout" svg:width="4.8cm" svg:height="2.2cm" svg:x="6cm" svg:y="8.4cm">
          <text:p text:style-name="P1"><text:span text:style-name="T3">UserVO example = new UserVO();</text:span></text:p>
          <text:p text:style-name="P1"><text:span text:style-name="T3">example.setState(1); </text:span><text:span text:style-name="T8">// Get active </text:span><text:span text:style-name="T8">users</text:span></text:p>
          <text:p text:style-name="P1"><text:span text:style-name="T1">List&lt;UserVO&gt; users = </text:span><text:span text:style-name="T2">this</text:span><text:span text:style-name="T3">.userDAO</text:span></text:p>
          <text:p text:style-name="P1"><text:span text:style-name="T3"><text:s text:c="2"/></text:span><text:span text:style-name="T3">.</text:span><text:span text:style-name="T6">selectByExample</text:span><text:span text:style-name="T3">(example,</text:span></text:p>
          <text:p text:style-name="P1"><text:span text:style-name="T3"><text:s text:c="6"/></text:span><text:span text:style-name="T3">UserOrderBy.LAST_NAME, </text:span></text:p>
          <text:p text:style-name="P1"><text:span text:style-name="T3"><text:s text:c="6"/></text:span><text:span text:style-name="T3">UserOrderBy.FIRST_NAME);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.8cm" svg:height="0.4cm" svg:x="6cm" svg:y="8cm">
          <text:p text:style-name="P3"><text:span text:style-name="T5">Select by Example with </text:span><text:span text:style-name="T5">Ordering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8cm" svg:height="2.8cm" svg:x="6cm" svg:y="11.6cm">
          <text:p text:style-name="P1"><text:span text:style-name="T8">// Deactivate all active users of group </text:span><text:span text:style-name="T8">78</text:span></text:p>
          <text:p text:style-name="P1"><text:span text:style-name="T3">UserVO example = new UserVO();</text:span></text:p>
          <text:p text:style-name="P1"><text:span text:style-name="T3">example.setState(1); </text:span><text:span text:style-name="T8">// active</text:span></text:p>
          <text:p text:style-name="P1"><text:span text:style-name="T3">example.setGroup(78);</text:span></text:p>
          <text:p text:style-name="P1"><text:span text:style-name="T3">UserVO newValues = new UserVO();</text:span></text:p>
          <text:p text:style-name="P1"><text:span text:style-name="T3">newValues.setState(0); </text:span><text:span text:style-name="T8">// inactive</text:span></text:p>
          <text:p text:style-name="P1"><text:span text:style-name="T2">this</text:span><text:span text:style-name="T3">.userDAO.</text:span><text:span text:style-name="T6">updateByExample</text:span><text:span text:style-name="T3">(</text:span></text:p>
          <text:p text:style-name="P1"><text:span text:style-name="T3"><text:s text:c="2"/></text:span><text:span text:style-name="T3">example, newValues);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.8cm" svg:height="0.4cm" svg:x="6cm" svg:y="11.2cm">
          <text:p text:style-name="P3"><text:span text:style-name="T5">Update by Example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8cm" svg:height="1.6cm" svg:x="6cm" svg:y="15.4cm">
          <text:p text:style-name="P1"><text:span text:style-name="T8">// Delete all inactive users</text:span></text:p>
          <text:p text:style-name="P1"><text:span text:style-name="T3">UserVO example = new UserVO();</text:span></text:p>
          <text:p text:style-name="P1"><text:span text:style-name="T3">example.setState(0); </text:span><text:span text:style-name="T8">// inactive</text:span></text:p>
          <text:p text:style-name="P1"><text:span text:style-name="T2">this</text:span><text:span text:style-name="T3">.userDAO.</text:span><text:span text:style-name="T6">deleteByExample</text:span><text:span text:style-name="T3">(exam</text:span><text:span text:style-name="T3">ple);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.8cm" svg:height="0.4cm" svg:x="6cm" svg:y="15cm">
          <text:p text:style-name="P3"><text:span text:style-name="T5">Delete by Example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8cm" svg:height="0.4cm" svg:x="1cm" svg:y="3.8cm">
          <text:p text:style-name="P6"><text:span text:style-name="T9">Available in tables with a PK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4.8cm" svg:height="0.4cm" svg:x="1cm" svg:y="7.6cm">
          <text:p text:style-name="P6"><text:span text:style-name="T9">Available in tables and views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4.8cm" svg:height="0.4cm" svg:x="1cm" svg:y="9.8cm">
          <text:p text:style-name="P6"><text:span text:style-name="T9">Available on tables with a PK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4.8cm" svg:height="0.4cm" svg:x="1cm" svg:y="12cm">
          <text:p text:style-name="P6"><text:span text:style-name="T9">Available in tables with a P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9" draw:layer="layout" svg:width="4.8cm" svg:height="0.4cm" svg:x="1cm" svg:y="14cm">
          <text:p text:style-name="P8"><text:span text:style-name="T9">Available in tables with unique constrai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draw:layer="layout" svg:width="4.8cm" svg:height="0.4cm" svg:x="6cm" svg:y="4.8cm">
          <text:p text:style-name="P10"><text:span text:style-name="T10">Available in tables and views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4.8cm" svg:height="0.4cm" svg:x="6cm" svg:y="10.6cm">
          <text:p text:style-name="P10"><text:span text:style-name="T10">Available in tables and views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4.8cm" svg:height="0.4cm" svg:x="6cm" svg:y="14.4cm">
          <text:p text:style-name="P10"><text:span text:style-name="T10">Available in tables and views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4.8cm" svg:height="0.4cm" svg:x="6cm" svg:y="17cm">
          <text:p text:style-name="P10"><text:span text:style-name="T10">Available in tables and views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4.8cm" svg:height="2.2cm" svg:x="1cm" svg:y="15cm">
          <text:p text:style-name="P1"><text:span text:style-name="T11">// Sequence</text:span></text:p>
          <text:p text:style-name="P1"><text:span text:style-name="T3">GroupVO g = new GroupVO();</text:span></text:p>
          <text:p text:style-name="P1"><text:span text:style-name="T3">g.setName("admin");</text:span></text:p>
          <text:p text:style-name="P1"><text:span text:style-name="T2">this</text:span><text:span text:style-name="T3">.groupDAO.</text:span><text:span text:style-name="T6">insert</text:span><text:span text:style-name="T3">(g);</text:span></text:p>
          <text:p text:style-name="P1"><text:span text:style-name="T3">System.out.println("id=" + g.getId());</text:span></text:p>
          <text:p text:style-name="P1"><text:span text:style-name="T8">// shows the new id 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3" draw:layer="layout" svg:width="4.8cm" svg:height="0.4cm" svg:x="1cm" svg:y="14.6cm">
          <text:p text:style-name="P12"><text:span text:style-name="T12">Insert with Auto-generated PK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4.8cm" svg:height="0.4cm" svg:x="1cm" svg:y="22cm">
          <text:p text:style-name="P6"><text:span text:style-name="T9">Available in tables with PK auto-gene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out" svg:width="4.8cm" svg:height="2.2cm" svg:x="1cm" svg:y="17.2cm">
          <text:p text:style-name="P1"><text:span text:style-name="T11">// Identity Generated Always</text:span></text:p>
          <text:p text:style-name="P1"><text:span text:style-name="T3">GroupVO g = new GroupVO();</text:span></text:p>
          <text:p text:style-name="P1"><text:span text:style-name="T3">g.setName("admin");</text:span></text:p>
          <text:p text:style-name="P14"><text:span text:style-name="T2">this</text:span><text:span text:style-name="T3">.groupDAO.</text:span><text:span text:style-name="T6">insert</text:span><text:span text:style-name="T3">(g);</text:span></text:p>
          <text:p text:style-name="P1"><text:span text:style-name="T3">System.out.println("id=" + g.getId());</text:span></text:p>
          <text:p text:style-name="P1"><text:span text:style-name="T8">// shows the new id 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" draw:layer="layout" svg:width="4.8cm" svg:height="2.6cm" svg:x="1cm" svg:y="19.4cm">
          <text:p text:style-name="P1"><text:span text:style-name="T11">// Identity Generated By Default</text:span></text:p>
          <text:p text:style-name="P1"><text:span text:style-name="T3">GroupVO g = new GroupVO();</text:span></text:p>
          <text:p text:style-name="P1"><text:span text:style-name="T13">g.</text:span><text:span text:style-name="T6">setId</text:span><text:span text:style-name="T13">(123); </text:span><text:span text:style-name="T11">// explicit PK</text:span></text:p>
          <text:p text:style-name="P1"><text:span text:style-name="T3">g.setName("admin");</text:span></text:p>
          <text:p text:style-name="P14"><text:span text:style-name="T2">this</text:span><text:span text:style-name="T3">.groupDAO.</text:span><text:span text:style-name="T6">insert</text:span><text:span text:style-name="T3">(g);</text:span></text:p>
          <text:p text:style-name="P1"><text:span text:style-name="T3">System.out.println("id=" + g.getId());</text:span></text:p>
          <text:p text:style-name="P1"><text:span text:style-name="T8">// shows the value 1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" draw:layer="layout" svg:width="4.8cm" svg:height="8.6cm" svg:x="6cm" svg:y="23cm">
          <text:p text:style-name="P1"><text:span text:style-name="T8">// Get all privileges set by a user for all </text:span></text:p>
          <text:p text:style-name="P1"><text:span text:style-name="T8">// active users on a specific user </text:span><text:span text:style-name="T8">group.</text:span></text:p>
          <text:p text:style-name="P15"><text:span text:style-name="T14">●</text:span><text:span text:style-name="T3"> </text:span><text:span text:style-name="T3">In the configuration file:</text:span></text:p>
          <text:p text:style-name="P1"><text:span text:style-name="T15"/></text:p>
          <text:p text:style-name="P14"><text:span text:style-name="T16">&lt;dao </text:span><text:span text:style-name="T17">name</text:span><text:span text:style-name="T16">="</text:span><text:span text:style-name="T18">PrivilegesDAO</text:span><text:span text:style-name="T16">"&gt;</text:span></text:p>
          <text:p text:style-name="P1"><text:span text:style-name="T16"><text:s text:c="2"/></text:span><text:span text:style-name="T16">&lt;select</text:span><text:span text:style-name="T1"> </text:span><text:span text:style-name="T17">method</text:span><text:span text:style-name="T3">="</text:span><text:span text:style-name="T19">getGroupPrivileges</text:span><text:span text:style-name="T3">"</text:span></text:p>
          <text:p text:style-name="P1"><text:span text:style-name="T2"><text:s text:c="15"/></text:span><text:span text:style-name="T2">vo</text:span><text:span text:style-name="T3">="</text:span><text:span text:style-name="T19">ActivePrivilege</text:span><text:span text:style-name="T3">"</text:span><text:span text:style-name="T20">&gt;</text:span></text:p>
          <text:p text:style-name="P14"><text:span text:style-name="T20"><text:s text:c="4"/></text:span><text:span text:style-name="T20">&lt;parameter </text:span><text:span text:style-name="T2">name</text:span><text:span text:style-name="T20">="</text:span><text:span text:style-name="T19">group</text:span><text:span text:style-name="T20">"</text:span></text:p>
          <text:p text:style-name="P14"><text:span text:style-name="T2"><text:s text:c="24"/></text:span><text:span text:style-name="T2">java-type</text:span><text:span text:style-name="T20">="</text:span><text:span text:style-name="T19">Integer</text:span><text:span text:style-name="T20">" /&gt;</text:span></text:p>
          <text:p text:style-name="P14"><text:span text:style-name="T16"><text:s text:c="4"/></text:span><text:span text:style-name="T16">&lt;parameter </text:span><text:span text:style-name="T17">name</text:span><text:span text:style-name="T16">="</text:span><text:span text:style-name="T18">createdBy</text:span><text:span text:style-name="T16">" </text:span></text:p>
          <text:p text:style-name="P14"><text:span text:style-name="T2"><text:s text:c="24"/></text:span><text:span text:style-name="T2">java-type</text:span><text:span text:style-name="T20">="</text:span><text:span text:style-name="T19">Long</text:span><text:span text:style-name="T20">" /&gt;</text:span></text:p>
          <text:p text:style-name="P1"><text:span text:style-name="T3"><text:s text:c="3"/></text:span><text:span text:style-name="T3">select u.id as uid, u.username, p.*</text:span></text:p>
          <text:p text:style-name="P1"><text:span text:style-name="T3"><text:s text:c="3"/></text:span><text:span text:style-name="T3">from privilege p</text:span></text:p>
          <text:p text:style-name="P1"><text:span text:style-name="T3"><text:s text:c="3"/></text:span><text:span text:style-name="T3">join user u on u.id = p.user_id</text:span></text:p>
          <text:p text:style-name="P1"><text:span text:style-name="T21"><text:s text:c="3"/></text:span><text:span text:style-name="T21">where u.state = 1</text:span></text:p>
          <text:p text:style-name="P1"><text:span text:style-name="T21"><text:s text:c="5"/></text:span><text:span text:style-name="T21">and u.group = </text:span><text:span text:style-name="T22">#{group}</text:span></text:p>
          <text:p text:style-name="P14"><text:span text:style-name="T16"><text:s text:c="5"/></text:span><text:span text:style-name="T16">&lt;if </text:span><text:span text:style-name="T17">name</text:span><text:span text:style-name="T16">="</text:span><text:span text:style-name="T18">createdBy != null</text:span><text:span text:style-name="T16">" </text:span><text:span text:style-name="T20">/&gt;</text:span></text:p>
          <text:p text:style-name="P1"><text:span text:style-name="T21"><text:s text:c="7"/></text:span><text:span text:style-name="T21">and p.created_by = </text:span><text:span text:style-name="T22">#{createdBy}</text:span></text:p>
          <text:p text:style-name="P14"><text:span text:style-name="T16"><text:s text:c="5"/></text:span><text:span text:style-name="T16">&lt;/if</text:span><text:span text:style-name="T20">/&gt;</text:span></text:p>
          <text:p text:style-name="P1"><text:span text:style-name="T20"><text:s text:c="2"/></text:span><text:span text:style-name="T20">&lt;/select&gt;</text:span></text:p>
          <text:p text:style-name="P14"><text:span text:style-name="T16">&lt;/dao&gt;</text:span></text:p>
          <text:p text:style-name="P1"><text:span text:style-name="T15"/></text:p>
          <text:p text:style-name="P1"><text:span text:style-name="T14">●</text:span><text:span text:style-name="T3"> </text:span><text:span text:style-name="T3">In the java application:</text:span></text:p>
          <text:p text:style-name="P1"><text:span text:style-name="T15"/></text:p>
          <text:p text:style-name="P1"><text:span text:style-name="T3">List&lt;ActivePrivilege&gt; privs = </text:span></text:p>
          <text:p text:style-name="P1"><text:span text:style-name="T1"><text:s text:c="2"/></text:span><text:span text:style-name="T2">this</text:span><text:span text:style-name="T3">.privilegesDAO</text:span></text:p>
          <text:p text:style-name="P1"><text:span text:style-name="T3"><text:s text:c="4"/></text:span><text:span text:style-name="T3">.</text:span><text:span text:style-name="T6">getGroupPrivileges</text:span><text:span text:style-name="T3">(123, 5);</text:span></text:p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4.8cm" svg:height="0.4cm" svg:x="6cm" svg:y="22.6cm">
          <text:p text:style-name="P12"><text:span text:style-name="T12">Nitro Flat Select</text:span>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4.8cm" svg:height="0.6cm" svg:x="6cm" svg:y="31.6cm">
          <text:p text:style-name="P6"><text:span text:style-name="T9">Defines a new DAO method. Native SQL and Dynamic </text:span></text:p>
          <text:p text:style-name="P6"><text:span text:style-name="T9">SQL can be combined in the query</text:span>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14.8cm" svg:height="1.6cm" svg:x="1cm" svg:y="1cm">
          <text:p text:style-name="P17"><text:span text:style-name="T23"><text:s text:c="2"/></text:span></text:p>
          <text:p text:style-name="P17"><text:span text:style-name="T24">HotRod </text:span><text:span text:style-name="T24">Cheat </text:span><text:span text:style-name="T24">She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" draw:layer="layout" svg:width="4.8cm" svg:height="3.2cm" svg:x="6cm" svg:y="32.8cm">
          <text:p text:style-name="P1"><text:span text:style-name="T14">●</text:span><text:span text:style-name="T3"> </text:span><text:span text:style-name="T3">In the configuration file:</text:span></text:p>
          <text:p text:style-name="P1"><text:span text:style-name="T15"/></text:p>
          <text:p text:style-name="P1"><text:span text:style-name="T20">&lt;table </text:span><text:span text:style-name="T2">name</text:span><text:span text:style-name="T20">="</text:span><text:span text:style-name="T19">user</text:span><text:span text:style-name="T20">"&gt;</text:span></text:p>
          <text:p text:style-name="P1"><text:span text:style-name="T16"><text:s text:c="2"/></text:span><text:span text:style-name="T16">&lt;sequence </text:span><text:span text:style-name="T17">method</text:span><text:span text:style-name="T20">="</text:span><text:span text:style-name="T19">getUserSeq</text:span><text:span text:style-name="T20">" </text:span></text:p>
          <text:p text:style-name="P1"><text:span text:style-name="T20"><text:s text:c="21"/></text:span><text:span text:style-name="T2">name</text:span><text:span text:style-name="T3">="</text:span><text:span text:style-name="T19">user_seq</text:span><text:span text:style-name="T3">" /</text:span><text:span text:style-name="T20">&gt;</text:span></text:p>
          <text:p text:style-name="P1"><text:span text:style-name="T20">&lt;/table&gt; </text:span></text:p>
          <text:p text:style-name="P1"><text:span text:style-name="T25"/></text:p>
          <text:p text:style-name="P1"><text:span text:style-name="T14">●</text:span><text:span text:style-name="T3"> </text:span><text:span text:style-name="T3">In the java application:</text:span></text:p>
          <text:p text:style-name="P1"><text:span text:style-name="T15"/></text:p>
          <text:p text:style-name="P1"><text:span text:style-name="T17">long</text:span><text:span text:style-name="T1"> value = </text:span><text:span text:style-name="T2">this</text:span><text:span text:style-name="T3">.userDAO.</text:span><text:span text:style-name="T4">getUserSeq</text:span><text:span text:style-name="T3">();</text:span></text:p>
          <draw:enhanced-geometry svg:viewBox="0 0 21600 21600" draw:type="rectangle" draw:enhanced-path="M 0 0 L 21600 0 21600 21600 0 21600 0 0 Z N"/>
        </draw:custom-shape>
        <draw:custom-shape draw:style-name="gr22" draw:text-style-name="P19" draw:layer="layout" svg:width="4.8cm" svg:height="0.4cm" svg:x="6cm" svg:y="32.4cm">
          <text:p text:style-name="P3"><text:span text:style-name="T5">Select Sequence Value</text:span></text:p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4.8cm" svg:height="0.4cm" svg:x="6cm" svg:y="36cm">
          <text:p text:style-name="P10"><text:span text:style-name="T10">Can be added to table, view, and dao tags.</text:span></text:p>
          <draw:enhanced-geometry svg:viewBox="0 0 21600 21600" draw:type="rectangle" draw:enhanced-path="M 0 0 L 21600 0 21600 21600 0 21600 0 0 Z N"/>
        </draw:custom-shape>
        <draw:custom-shape draw:style-name="gr24" draw:text-style-name="P20" draw:layer="layout" svg:width="4.8cm" svg:height="0.4cm" svg:x="11cm" svg:y="14.2cm">
          <text:p text:style-name="P12"><text:span text:style-name="T12">Update with Optimistic Lock</text:span></text:p>
          <draw:enhanced-geometry svg:viewBox="0 0 21600 21600" draw:type="rectangle" draw:enhanced-path="M 0 0 L 21600 0 21600 21600 0 21600 0 0 Z N"/>
        </draw:custom-shape>
        <draw:custom-shape draw:style-name="gr25" draw:text-style-name="P7" draw:layer="layout" svg:width="4.8cm" svg:height="0.4cm" svg:x="11cm" svg:y="17.8cm">
          <text:p text:style-name="P6"><text:span text:style-name="T9">Available in tables with optimistic locking enabled</text:span></text:p>
          <draw:enhanced-geometry svg:viewBox="0 0 21600 21600" draw:type="rectangle" draw:enhanced-path="M 0 0 L 21600 0 21600 21600 0 21600 0 0 Z N"/>
        </draw:custom-shape>
        <draw:custom-shape draw:style-name="gr24" draw:text-style-name="P20" draw:layer="layout" svg:width="4.8cm" svg:height="0.4cm" svg:x="11cm" svg:y="18.4cm">
          <text:p text:style-name="P12"><text:span text:style-name="T12">Delete with Optimistic Lock</text:span></text:p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4.8cm" svg:height="1.8cm" svg:x="11cm" svg:y="3.2cm">
          <text:p text:style-name="P1"><text:span text:style-name="T1">UserVO u = </text:span><text:span text:style-name="T2">this</text:span><text:span text:style-name="T3">.userDAO.select(17);</text:span></text:p>
          <text:p text:style-name="P1"><text:span text:style-name="T1">GroupVO g = </text:span><text:span text:style-name="T2">this</text:span><text:span text:style-name="T3">.userDAO</text:span></text:p>
          <text:p text:style-name="P1"><text:span text:style-name="T3"><text:s text:c="2"/></text:span><text:span text:style-name="T3">.</text:span><text:span text:style-name="T26">selectParent</text:span><text:span text:style-name="T27">Group</text:span><text:span text:style-name="T1">(u)</text:span></text:p>
          <text:p text:style-name="P1"><text:span text:style-name="T1"><text:s text:c="2"/></text:span><text:span text:style-name="T28">.</text:span><text:span text:style-name="T29">from</text:span><text:span text:style-name="T30">GroupId</text:span><text:span text:style-name="T28">()</text:span></text:p>
          <text:p text:style-name="P1"><text:span text:style-name="T28"><text:s text:c="2"/></text:span><text:span text:style-name="T28">.</text:span><text:span text:style-name="T29">to</text:span><text:span text:style-name="T30">Id</text:span><text:span text:style-name="T28">();</text:span></text:p>
          <draw:enhanced-geometry svg:viewBox="0 0 21600 21600" draw:type="rectangle" draw:enhanced-path="M 0 0 L 21600 0 21600 21600 0 21600 0 0 Z N"/>
        </draw:custom-shape>
        <draw:custom-shape draw:style-name="gr27" draw:text-style-name="P21" draw:layer="layout" svg:width="4.8cm" svg:height="0.4cm" svg:x="11cm" svg:y="2.8cm">
          <text:p text:style-name="P3"><text:span text:style-name="T5">Select Parent Row by FK</text:span></text:p>
          <draw:enhanced-geometry svg:viewBox="0 0 21600 21600" draw:type="rectangle" draw:enhanced-path="M 0 0 L 21600 0 21600 21600 0 21600 0 0 Z N"/>
        </draw:custom-shape>
        <draw:custom-shape draw:style-name="gr28" draw:text-style-name="P23" draw:layer="layout" svg:width="4.8cm" svg:height="0.4cm" svg:x="11cm" svg:y="5cm">
          <text:p text:style-name="P22"><text:span text:style-name="T31">Available in tables with imported FKs</text:span>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4.8cm" svg:height="2cm" svg:x="11cm" svg:y="6cm">
          <text:p text:style-name="P1"><text:span text:style-name="T1">UserVO u = </text:span><text:span text:style-name="T2">this</text:span><text:span text:style-name="T3">.userDAO.select(17);</text:span></text:p>
          <text:p text:style-name="P1"><text:span text:style-name="T1">List&lt;PrivilegeVO&gt; privs = </text:span><text:span text:style-name="T2">this</text:span><text:span text:style-name="T3">.userDAO</text:span></text:p>
          <text:p text:style-name="P1"><text:span text:style-name="T3"><text:s text:c="2"/></text:span><text:span text:style-name="T3">.</text:span><text:span text:style-name="T29">selectChildren</text:span><text:span text:style-name="T30">Privilege</text:span><text:span text:style-name="T28">(u)</text:span></text:p>
          <text:p text:style-name="P14"><text:span text:style-name="T28"><text:s text:c="2"/></text:span><text:span text:style-name="T28">.</text:span><text:span text:style-name="T29">from</text:span><text:span text:style-name="T30">Id</text:span><text:span text:style-name="T28">();</text:span></text:p>
          <text:p text:style-name="P1"><text:span text:style-name="T28"><text:s text:c="2"/></text:span><text:span text:style-name="T28">.</text:span><text:span text:style-name="T29">to</text:span><text:span text:style-name="T30">UserId</text:span><text:span text:style-name="T28">();</text:span></text:p>
          <draw:enhanced-geometry svg:viewBox="0 0 21600 21600" draw:type="rectangle" draw:enhanced-path="M 0 0 L 21600 0 21600 21600 0 21600 0 0 Z N"/>
        </draw:custom-shape>
        <draw:custom-shape draw:style-name="gr27" draw:text-style-name="P21" draw:layer="layout" svg:width="4.8cm" svg:height="0.4cm" svg:x="11cm" svg:y="5.6cm">
          <text:p text:style-name="P3"><text:span text:style-name="T5">Select Children Rows by FK</text:span></text:p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4.8cm" svg:height="1.8cm" svg:x="11cm" svg:y="9cm">
          <text:p text:style-name="P1"><text:span text:style-name="T1">UserVO u = </text:span><text:span text:style-name="T2">this</text:span><text:span text:style-name="T3">.userDAO.select(17);</text:span></text:p>
          <text:p text:style-name="P1"><text:span text:style-name="T1">UserVO creator = </text:span><text:span text:style-name="T2">this</text:span><text:span text:style-name="T3">.userDAO</text:span></text:p>
          <text:p text:style-name="P1"><text:span text:style-name="T3"><text:s text:c="2"/></text:span><text:span text:style-name="T3">.</text:span><text:span text:style-name="T6">selectParent</text:span><text:span text:style-name="T30">User</text:span><text:span text:style-name="T3">(u)</text:span></text:p>
          <text:p text:style-name="P1"><text:span text:style-name="T3"><text:s text:c="2"/></text:span><text:span text:style-name="T3">.</text:span><text:span text:style-name="T6">from</text:span><text:span text:style-name="T30">CreatedBy</text:span><text:span text:style-name="T3">()</text:span></text:p>
          <text:p text:style-name="P14"><text:span text:style-name="T3"><text:s text:c="2"/></text:span><text:span text:style-name="T3">.</text:span><text:span text:style-name="T6">to</text:span><text:span text:style-name="T30">Id</text:span><text:span text:style-name="T3">();</text:span></text:p>
          <draw:enhanced-geometry svg:viewBox="0 0 21600 21600" draw:type="rectangle" draw:enhanced-path="M 0 0 L 21600 0 21600 21600 0 21600 0 0 Z N"/>
        </draw:custom-shape>
        <draw:custom-shape draw:style-name="gr27" draw:text-style-name="P21" draw:layer="layout" svg:width="4.8cm" svg:height="0.4cm" svg:x="11cm" svg:y="8.6cm">
          <text:p text:style-name="P3"><text:span text:style-name="T5">Reflexive Select Parent by FK</text:span></text:p>
          <draw:enhanced-geometry svg:viewBox="0 0 21600 21600" draw:type="rectangle" draw:enhanced-path="M 0 0 L 21600 0 21600 21600 0 21600 0 0 Z N"/>
        </draw:custom-shape>
        <draw:custom-shape draw:style-name="gr30" draw:text-style-name="P7" draw:layer="layout" svg:width="4.8cm" svg:height="0.4cm" svg:x="11cm" svg:y="10.8cm">
          <text:p text:style-name="P6"><text:span text:style-name="T9">Available in tables with reflexive foreign keys</text:span></text:p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4.8cm" svg:height="1.8cm" svg:x="11cm" svg:y="11.8cm">
          <text:p text:style-name="P1"><text:span text:style-name="T1">UserVO u = </text:span><text:span text:style-name="T2">this</text:span><text:span text:style-name="T3">.userDAO.select(17);</text:span></text:p>
          <text:p text:style-name="P1"><text:span text:style-name="T1">List&lt;UserVO&gt; createdUsers = </text:span><text:span text:style-name="T17">this</text:span><text:span text:style-name="T3">.userDAO</text:span></text:p>
          <text:p text:style-name="P1"><text:span text:style-name="T32"><text:s text:c="2"/></text:span><text:span text:style-name="T32">.</text:span><text:span text:style-name="T33">selectChildren</text:span><text:span text:style-name="T27">User</text:span><text:span text:style-name="T32">(u)</text:span></text:p>
          <text:p text:style-name="P1"><text:span text:style-name="T32"><text:s text:c="2"/></text:span><text:span text:style-name="T32">.</text:span><text:span text:style-name="T33">from</text:span><text:span text:style-name="T27">Id</text:span><text:span text:style-name="T1">()</text:span></text:p>
          <text:p text:style-name="P1"><text:span text:style-name="T1"><text:s text:c="2"/></text:span><text:span text:style-name="T3">.</text:span><text:span text:style-name="T6">to</text:span><text:span text:style-name="T30">CreatedBy</text:span><text:span text:style-name="T3">();</text:span></text:p>
          <draw:enhanced-geometry svg:viewBox="0 0 21600 21600" draw:type="rectangle" draw:enhanced-path="M 0 0 L 21600 0 21600 21600 0 21600 0 0 Z N"/>
        </draw:custom-shape>
        <draw:custom-shape draw:style-name="gr27" draw:text-style-name="P21" draw:layer="layout" svg:width="4.8cm" svg:height="0.4cm" svg:x="11cm" svg:y="11.4cm">
          <text:p text:style-name="P3"><text:span text:style-name="T5">Reflexive Select Children by </text:span><text:span text:style-name="T5">FK</text:span></text:p>
          <draw:enhanced-geometry svg:viewBox="0 0 21600 21600" draw:type="rectangle" draw:enhanced-path="M 0 0 L 21600 0 21600 21600 0 21600 0 0 Z N"/>
        </draw:custom-shape>
        <draw:custom-shape draw:style-name="gr31" draw:text-style-name="P25" draw:layer="layout" svg:width="4.8cm" svg:height="4cm" svg:x="11cm" svg:y="32.4cm">
          <text:p text:style-name="P24"><text:span text:style-name="T34">Example Database</text:span></text:p>
          <text:p text:style-name="P24"><text:span text:style-name="T34"/></text:p>
          <text:p text:style-name="P24"><text:span text:style-name="T34"/></text:p>
          <text:p text:style-name="P24"><text:span text:style-name="T34"/></text:p>
          <text:p text:style-name="P24"><text:span text:style-name="T35"/></text:p>
          <text:p text:style-name="P24"><text:span text:style-name="T36"/></text:p>
          <text:p text:style-name="P24"><text:span text:style-name="T36"/></text:p>
          <text:p text:style-name="P24"><text:span text:style-name="T36"/></text:p>
          <text:p text:style-name="P24"><text:span text:style-name="T36"/></text:p>
          <text:p text:style-name="P24"><text:span text:style-name="T36"/></text:p>
          <text:p text:style-name="P24"><text:span text:style-name="T3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7" xml:id="id3" draw:id="id3" draw:layer="layout" svg:width="2.286cm" svg:height="0.421cm" svg:x="12.2cm" svg:y="33.453cm">
          <text:p text:style-name="P26"><text:span text:style-name="T37">Grou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7" xml:id="id1" draw:id="id1" draw:layer="layout" svg:width="2.286cm" svg:height="0.421cm" svg:x="12.2cm" svg:y="34.505cm">
          <draw:glue-point draw:id="4" svg:x="3.333cm" svg:y="-5cm"/>
          <text:p text:style-name="P26"><text:span text:style-name="T37">Us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7" xml:id="id2" draw:id="id2" draw:layer="layout" svg:width="2.286cm" svg:height="0.421cm" svg:x="12.2cm" svg:y="35.558cm">
          <text:p text:style-name="P26"><text:span text:style-name="T37">Privile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3" draw:text-style-name="P28" draw:layer="layout" svg:x1="13.343cm" svg:y1="34.926cm" svg:x2="13.343cm" svg:y2="35.558cm" draw:start-shape="id1" draw:start-glue-point="2" draw:end-shape="id2" draw:end-glue-point="0" svg:d="M13343 34926v632" svg:viewBox="0 0 1 633">
          <text:p/>
        </draw:connector>
        <draw:connector draw:style-name="gr33" draw:text-style-name="P28" draw:layer="layout" svg:x1="13.343cm" svg:y1="33.874cm" svg:x2="13.343cm" svg:y2="34.505cm" draw:start-shape="id3" draw:start-glue-point="2" draw:end-shape="id1" draw:end-glue-point="0" svg:d="M13343 33874v631" svg:viewBox="0 0 1 632">
          <text:p/>
        </draw:connector>
        <draw:connector draw:style-name="gr34" draw:text-style-name="P28" draw:layer="layout" svg:x1="14.486cm" svg:y1="34.715cm" svg:x2="14.104cm" svg:y2="34.505cm" draw:start-shape="id1" draw:start-glue-point="1" draw:end-shape="id1" draw:end-glue-point="4" svg:d="M14486 34715h502v-712h-884v502" svg:viewBox="0 0 885 713">
          <text:p/>
        </draw:connector>
        <draw:custom-shape draw:style-name="gr28" draw:text-style-name="P23" draw:layer="layout" svg:width="4.8cm" svg:height="0.4cm" svg:x="11cm" svg:y="8cm">
          <text:p text:style-name="P22"><text:span text:style-name="T31">Available in tables with exported FKs</text:span></text:p>
          <draw:enhanced-geometry svg:viewBox="0 0 21600 21600" draw:type="rectangle" draw:enhanced-path="M 0 0 L 21600 0 21600 21600 0 21600 0 0 Z N"/>
        </draw:custom-shape>
        <draw:custom-shape draw:style-name="gr35" draw:text-style-name="P2" draw:layer="layout" svg:width="4.8cm" svg:height="3.2cm" svg:x="11cm" svg:y="14.6cm">
          <text:p text:style-name="P1"><text:span text:style-name="T1">UserVO u = </text:span><text:span text:style-name="T2">this</text:span><text:span text:style-name="T3">.userDAO.</text:span><text:span text:style-name="T6">select</text:span><text:span text:style-name="T3">(17); </text:span><text:span text:style-name="T8">// #1</text:span></text:p>
          <text:p text:style-name="P1"><text:span text:style-name="T3">u.setGroupId(102);</text:span></text:p>
          <text:p text:style-name="P1"><text:span text:style-name="T3">try {</text:span></text:p>
          <text:p text:style-name="P14"><text:span text:style-name="T1"><text:s text:c="2"/></text:span><text:span text:style-name="T38">this</text:span><text:span text:style-name="T39">.userDAO.</text:span><text:span text:style-name="T26">update</text:span><text:span text:style-name="T1">(u); </text:span><text:span text:style-name="T8">// #2</text:span></text:p>
          <text:p text:style-name="P1"><text:span text:style-name="T3"><text:s text:c="2"/></text:span><text:span text:style-name="T8">// Successfully updated</text:span></text:p>
          <text:p text:style-name="P1"><text:span text:style-name="T3">} catch (SQLException e) {</text:span></text:p>
          <text:p text:style-name="P1"><text:span text:style-name="T3"><text:s text:c="2"/></text:span><text:span text:style-name="T8">// Row had been updated/deleted by </text:span></text:p>
          <text:p text:style-name="P1"><text:span text:style-name="T8"><text:s text:c="2"/></text:span><text:span text:style-name="T8">// other process between steps #1 </text:span><text:span text:style-name="T8">and #2</text:span></text:p>
          <text:p text:style-name="P1"><text:span text:style-name="T3">}</text:span></text:p>
          <draw:enhanced-geometry svg:viewBox="0 0 21600 21600" draw:type="rectangle" draw:enhanced-path="M 0 0 L 21600 0 21600 21600 0 21600 0 0 Z N"/>
        </draw:custom-shape>
        <draw:custom-shape draw:style-name="gr35" draw:text-style-name="P2" draw:layer="layout" svg:width="4.8cm" svg:height="3.2cm" svg:x="11cm" svg:y="18.8cm">
          <text:p text:style-name="P1"><text:span text:style-name="T1">UserVO u = </text:span><text:span text:style-name="T2">this</text:span><text:span text:style-name="T3">.userDAO.</text:span><text:span text:style-name="T6">select</text:span><text:span text:style-name="T3">(17); </text:span><text:span text:style-name="T8">// #1</text:span></text:p>
          <text:p text:style-name="P1"><text:span text:style-name="T3">u.setGroupId(102);</text:span></text:p>
          <text:p text:style-name="P1"><text:span text:style-name="T3">try {</text:span></text:p>
          <text:p text:style-name="P14"><text:span text:style-name="T1"><text:s text:c="2"/></text:span><text:span text:style-name="T38">this</text:span><text:span text:style-name="T39">.userDAO.</text:span><text:span text:style-name="T26">delete</text:span><text:span text:style-name="T1">(u); </text:span><text:span text:style-name="T8">// #2</text:span></text:p>
          <text:p text:style-name="P1"><text:span text:style-name="T3"><text:s text:c="2"/></text:span><text:span text:style-name="T8">// Successfully deleted</text:span></text:p>
          <text:p text:style-name="P1"><text:span text:style-name="T3">} catch (SQLException e) {</text:span></text:p>
          <text:p text:style-name="P1"><text:span text:style-name="T3"><text:s text:c="2"/></text:span><text:span text:style-name="T8">// Row had been updated/deleted by </text:span></text:p>
          <text:p text:style-name="P1"><text:span text:style-name="T8"><text:s text:c="2"/></text:span><text:span text:style-name="T8">// other process between steps #1 </text:span><text:span text:style-name="T8">and #2</text:span></text:p>
          <text:p text:style-name="P1"><text:span text:style-name="T3">}</text:span></text:p>
          <draw:enhanced-geometry svg:viewBox="0 0 21600 21600" draw:type="rectangle" draw:enhanced-path="M 0 0 L 21600 0 21600 21600 0 21600 0 0 Z N"/>
        </draw:custom-shape>
        <draw:custom-shape draw:style-name="gr25" draw:text-style-name="P7" draw:layer="layout" svg:width="4.8cm" svg:height="0.4cm" svg:x="11cm" svg:y="22cm">
          <text:p text:style-name="P6"><text:span text:style-name="T9">Available in tables with optimistic locking enabled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8cm" svg:height="1.6cm" svg:x="6cm" svg:y="5.8cm">
          <text:p text:style-name="P1"><text:span text:style-name="T3">UserVO example = new UserVO();</text:span></text:p>
          <text:p text:style-name="P1"><text:span text:style-name="T3">example.setState(1); </text:span><text:span text:style-name="T8">// Get active </text:span><text:span text:style-name="T8">users</text:span></text:p>
          <text:p text:style-name="P1"><text:span text:style-name="T1">Cursor&lt;UserVO&gt; users = </text:span><text:span text:style-name="T2">this</text:span><text:span text:style-name="T3">.userDAO</text:span></text:p>
          <text:p text:style-name="P1"><text:span text:style-name="T3"><text:s text:c="2"/></text:span><text:span text:style-name="T3">.</text:span><text:span text:style-name="T6">selectByExampleCursor</text:span><text:span text:style-name="T3">(example)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4.8cm" svg:height="0.4cm" svg:x="6cm" svg:y="5.4cm">
          <text:p text:style-name="P3"><text:span text:style-name="T5">Select by Example with Cursor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6" draw:text-style-name="P11" draw:layer="layout" svg:width="4.8cm" svg:height="0.4cm" svg:x="6cm" svg:y="7.4cm">
          <text:p text:style-name="P10"><text:span text:style-name="T10">Available in tables and views</text:span></text:p>
          <draw:enhanced-geometry svg:viewBox="0 0 21600 21600" draw:type="rectangle" draw:enhanced-path="M 0 0 L 21600 0 21600 21600 0 21600 0 0 Z N"/>
        </draw:custom-shape>
        <draw:custom-shape draw:style-name="gr30" draw:text-style-name="P7" draw:layer="layout" svg:width="4.8cm" svg:height="0.4cm" svg:x="11cm" svg:y="13.6cm">
          <text:p text:style-name="P6"><text:span text:style-name="T9">Available in tables with reflexive foreign keys</text:span></text:p>
          <draw:enhanced-geometry svg:viewBox="0 0 21600 21600" draw:type="rectangle" draw:enhanced-path="M 0 0 L 21600 0 21600 21600 0 21600 0 0 Z N"/>
        </draw:custom-shape>
        <draw:custom-shape draw:style-name="gr37" draw:text-style-name="P2" draw:layer="layout" svg:width="4.8cm" svg:height="7cm" svg:x="1cm" svg:y="23cm">
          <text:p text:style-name="P1"><text:span text:style-name="T8">// Mark as non-outstanding all invoices</text:span></text:p>
          <text:p text:style-name="P1"><text:span text:style-name="T8">// with payments that exceed the </text:span><text:span text:style-name="T8">balance</text:span></text:p>
          <text:p text:style-name="P1"><text:span text:style-name="T8"/></text:p>
          <text:p text:style-name="P1"><text:span text:style-name="T14">●</text:span><text:span text:style-name="T3"> </text:span><text:span text:style-name="T3">In the configuration file:</text:span></text:p>
          <text:p text:style-name="P1"><text:span text:style-name="T15"/></text:p>
          <text:p text:style-name="P14"><text:span text:style-name="T16">&lt;dao </text:span><text:span text:style-name="T17">name</text:span><text:span text:style-name="T16">="</text:span><text:span text:style-name="T18">InvoicesDAO</text:span><text:span text:style-name="T16">"&gt;</text:span></text:p>
          <text:p text:style-name="P1"><text:span text:style-name="T16"><text:s text:c="2"/></text:span><text:span text:style-name="T16">&lt;query</text:span><text:span text:style-name="T1"> </text:span><text:span text:style-name="T17">method</text:span><text:span text:style-name="T3">="</text:span><text:span text:style-name="T19">closePaidInvoices</text:span><text:span text:style-name="T3">"</text:span><text:span text:style-name="T20">&gt;</text:span></text:p>
          <text:p text:style-name="P14"><text:span text:style-name="T16"><text:s text:c="4"/></text:span><text:span text:style-name="T16">&lt;parameter </text:span><text:span text:style-name="T17">name</text:span><text:span text:style-name="T16">="</text:span><text:span text:style-name="T18">branchId</text:span><text:span text:style-name="T16">" </text:span></text:p>
          <text:p text:style-name="P14"><text:span text:style-name="T2"><text:s text:c="24"/></text:span><text:span text:style-name="T2">java-type</text:span><text:span text:style-name="T20">="</text:span><text:span text:style-name="T19">Integer</text:span><text:span text:style-name="T20">" /&gt;</text:span></text:p>
          <text:p text:style-name="P14"><text:span text:style-name="T3"><text:s text:c="4"/></text:span><text:span text:style-name="T3">update invoice</text:span></text:p>
          <text:p text:style-name="P14"><text:span text:style-name="T3"><text:s text:c="4"/></text:span><text:span text:style-name="T3">set outstanding = 0</text:span></text:p>
          <text:p text:style-name="P14"><text:span text:style-name="T3"><text:s text:c="4"/></text:span><text:span text:style-name="T3">where payment &gt;= balance</text:span></text:p>
          <text:p text:style-name="P14"><text:span text:style-name="T16"><text:s text:c="4"/></text:span><text:span text:style-name="T16">&lt;if </text:span><text:span text:style-name="T17">name</text:span><text:span text:style-name="T16">="</text:span><text:span text:style-name="T18">branchId != null</text:span><text:span text:style-name="T16">" </text:span><text:span text:style-name="T20">/&gt;</text:span></text:p>
          <text:p text:style-name="P14"><text:span text:style-name="T21"><text:s text:c="7"/></text:span><text:span text:style-name="T21">and branch_id = </text:span><text:span text:style-name="T22">#{branchId}</text:span></text:p>
          <text:p text:style-name="P14"><text:span text:style-name="T16"><text:s text:c="4"/></text:span><text:span text:style-name="T16">&lt;/if</text:span><text:span text:style-name="T20">/&gt;</text:span></text:p>
          <text:p text:style-name="P14"><text:span text:style-name="T20"><text:s text:c="2"/></text:span><text:span text:style-name="T20">&lt;/query&gt;</text:span></text:p>
          <text:p text:style-name="P14"><text:span text:style-name="T16">&lt;/dao&gt;</text:span></text:p>
          <text:p text:style-name="P1"><text:span text:style-name="T15"/></text:p>
          <text:p text:style-name="P1"><text:span text:style-name="T14">●</text:span><text:span text:style-name="T3"> </text:span><text:span text:style-name="T3">In the java application:</text:span></text:p>
          <text:p text:style-name="P1"><text:span text:style-name="T15"/></text:p>
          <text:p text:style-name="P1"><text:span text:style-name="T3">int rows =</text:span><text:span text:style-name="T1"> </text:span><text:span text:style-name="T2">this</text:span><text:span text:style-name="T3">.invoicesDAO</text:span></text:p>
          <text:p text:style-name="P1"><text:span text:style-name="T3"><text:s text:c="4"/></text:span><text:span text:style-name="T3">.</text:span><text:span text:style-name="T6">closePaidInvoices</text:span><text:span text:style-name="T3">(5072);</text:span></text:p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4.8cm" svg:height="0.4cm" svg:x="1cm" svg:y="22.6cm">
          <text:p text:style-name="P12"><text:span text:style-name="T12">Nitro General Query</text:span></text:p>
          <draw:enhanced-geometry svg:viewBox="0 0 21600 21600" draw:type="rectangle" draw:enhanced-path="M 0 0 L 21600 0 21600 21600 0 21600 0 0 Z N"/>
        </draw:custom-shape>
        <draw:custom-shape draw:style-name="gr38" draw:text-style-name="P7" draw:layer="layout" svg:width="4.8cm" svg:height="0.6cm" svg:x="1cm" svg:y="30cm">
          <text:p text:style-name="P6"><text:span text:style-name="T9">Defines a new DAO method. Native SQL and </text:span><text:span text:style-name="T9">Dynamic </text:span></text:p>
          <text:p text:style-name="P6"><text:span text:style-name="T9">SQL can be combined in the query</text:span></text:p>
          <draw:enhanced-geometry svg:viewBox="0 0 21600 21600" draw:type="rectangle" draw:enhanced-path="M 0 0 L 21600 0 21600 21600 0 21600 0 0 Z N"/>
        </draw:custom-shape>
        <draw:custom-shape draw:style-name="gr39" draw:text-style-name="P2" draw:layer="layout" svg:width="4.8cm" svg:height="4.6cm" svg:x="1cm" svg:y="31.2cm">
          <text:p text:style-name="P1"><text:span text:style-name="T14">●</text:span><text:span text:style-name="T3"> </text:span><text:span text:style-name="T3">In the configuration file:</text:span></text:p>
          <text:p text:style-name="P1"><text:span text:style-name="T15"/></text:p>
          <text:p text:style-name="P14"><text:span text:style-name="T16">&lt;dao </text:span><text:span text:style-name="T17">name</text:span><text:span text:style-name="T16">="</text:span><text:span text:style-name="T18">MyDAO</text:span><text:span text:style-name="T16">"&gt;</text:span></text:p>
          <text:p text:style-name="P1"><text:span text:style-name="T16"><text:s text:c="2"/></text:span><text:span text:style-name="T16">&lt;select</text:span><text:span text:style-name="T1"> </text:span><text:span text:style-name="T17">method</text:span><text:span text:style-name="T3">="</text:span><text:span text:style-name="T19">getGroupPrivileges</text:span><text:span text:style-name="T3">"</text:span></text:p>
          <text:p text:style-name="P1"><text:span text:style-name="T17"><text:s text:c="15"/></text:span><text:span text:style-name="T17">vo</text:span><text:span text:style-name="T40">="</text:span><text:span text:style-name="T18">ActivePrivilege</text:span><text:span text:style-name="T1">"</text:span></text:p>
          <text:p text:style-name="P1"><text:span text:style-name="T1"><text:s text:c="15"/></text:span><text:span text:style-name="T17">mode</text:span><text:span text:style-name="T3">="</text:span><text:span text:style-name="T19">cursor</text:span><text:span text:style-name="T3">"</text:span><text:span text:style-name="T20">&gt;</text:span></text:p>
          <text:p text:style-name="P14"><text:span text:style-name="T41"><text:s text:c="3"/></text:span><text:span text:style-name="T41">... query definition...</text:span></text:p>
          <text:p text:style-name="P1"><text:span text:style-name="T20"><text:s text:c="2"/></text:span><text:span text:style-name="T20">&lt;/select&gt;</text:span></text:p>
          <text:p text:style-name="P14"><text:span text:style-name="T16">&lt;/dao&gt;</text:span></text:p>
          <text:p text:style-name="P1"><text:span text:style-name="T15"/></text:p>
          <text:p text:style-name="P1"><text:span text:style-name="T14">●</text:span><text:span text:style-name="T3"> </text:span><text:span text:style-name="T3">In the java application:</text:span></text:p>
          <text:p text:style-name="P1"><text:span text:style-name="T15"/></text:p>
          <text:p text:style-name="P1"><text:span text:style-name="T3">Cursor&lt;ActivePrivilege&gt; privs = </text:span></text:p>
          <text:p text:style-name="P1"><text:span text:style-name="T1"><text:s text:c="2"/></text:span><text:span text:style-name="T2">this</text:span><text:span text:style-name="T3">.myDAO.</text:span><text:span text:style-name="T6">getGroupPrivileges</text:span><text:span text:style-name="T3">(123, 5);</text:span></text:p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4.8cm" svg:height="0.4cm" svg:x="1cm" svg:y="30.8cm">
          <text:p text:style-name="P12"><text:span text:style-name="T12">Nitro Flat Select with Cursor</text:span></text:p>
          <draw:enhanced-geometry svg:viewBox="0 0 21600 21600" draw:type="rectangle" draw:enhanced-path="M 0 0 L 21600 0 21600 21600 0 21600 0 0 Z N"/>
        </draw:custom-shape>
        <draw:custom-shape draw:style-name="gr38" draw:text-style-name="P7" draw:layer="layout" svg:width="4.8cm" svg:height="0.6cm" svg:x="1cm" svg:y="35.8cm">
          <text:p text:style-name="P6"><text:span text:style-name="T9">Defines a new DAO method. Native SQL and Dynamic </text:span></text:p>
          <text:p text:style-name="P6"><text:span text:style-name="T9">SQL can be combined in the query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4.8cm" svg:height="8.6cm" svg:x="11cm" svg:y="23cm">
          <text:p text:style-name="P1"><text:span text:style-name="T14">●</text:span><text:span text:style-name="T3"> </text:span><text:span text:style-name="T3">In the </text:span><text:span text:style-name="T3">configuration </text:span><text:span text:style-name="T3">file:</text:span></text:p>
          <text:p text:style-name="P1"><text:span text:style-name="T15"/></text:p>
          <text:p text:style-name="P14"><text:span text:style-name="T16">&lt;dao </text:span><text:span text:style-name="T17">name</text:span><text:span text:style-name="T16">="</text:span><text:span text:style-name="T18">Charting</text:span><text:span text:style-name="T18">DAO</text:span><text:span text:style-name="T16">"&gt;</text:span></text:p>
          <text:p text:style-name="P1"><text:span text:style-name="T16"><text:s text:c="2"/></text:span><text:span text:style-name="T16">&lt;select</text:span><text:span text:style-name="T1"> </text:span><text:span text:style-name="T17">method</text:span><text:span text:style-name="T3">="</text:span><text:span text:style-name="T19">getEnr</text:span><text:span text:style-name="T19">ichedChannels</text:span><text:span text:style-name="T3">"</text:span><text:span text:style-name="T20">&gt;</text:span></text:p>
          <text:p text:style-name="P14"><text:span text:style-name="T16"><text:s text:c="4"/></text:span><text:span text:style-name="T16">&lt;parameter </text:span><text:span text:style-name="T17">name</text:span><text:span text:style-name="T16">="</text:span><text:span text:style-name="T18">productI</text:span><text:span text:style-name="T18">d</text:span><text:span text:style-name="T16">"</text:span></text:p>
          <text:p text:style-name="P14"><text:span text:style-name="T2"><text:s text:c="23"/></text:span><text:span text:style-name="T2"><text:s/></text:span><text:span text:style-name="T2">java-</text:span><text:span text:style-name="T2">type</text:span><text:span text:style-name="T20">="</text:span><text:span text:style-name="T19">Integer</text:span><text:span text:style-name="T20">" /</text:span><text:span text:style-name="T20">&gt;</text:span></text:p>
          <text:p text:style-name="P14"><text:span text:style-name="T3"><text:s text:c="4"/></text:span><text:span text:style-name="T3">select</text:span></text:p>
          <text:p text:style-name="P14"><text:span text:style-name="T16"><text:s text:c="4"/></text:span><text:span text:style-name="T16">&lt;columns</text:span><text:span text:style-name="T20">&gt;</text:span></text:p>
          <text:p text:style-name="P14"><text:span text:style-name="T16"><text:s text:c="6"/></text:span><text:span text:style-name="T16">&lt;vo</text:span><text:span text:style-name="T1"> </text:span><text:span text:style-name="T17">table</text:span><text:span text:style-name="T16">="</text:span><text:span text:style-name="T18">channel</text:span><text:span text:style-name="T16">"</text:span></text:p>
          <text:p text:style-name="P14"><text:span text:style-name="T16"><text:s text:c="13"/></text:span><text:span text:style-name="T17">extended-</text:span><text:span text:style-name="T17">vo</text:span><text:span text:style-name="T16">="</text:span><text:span text:style-name="T18">RichChann</text:span><text:span text:style-name="T18">el</text:span><text:span text:style-name="T16">"&gt;</text:span></text:p>
          <text:p text:style-name="P14"><text:span text:style-name="T42"><text:s text:c="8"/></text:span><text:span text:style-name="T42">c.*</text:span></text:p>
          <text:p text:style-name="P14"><text:span text:style-name="T16"><text:s text:c="8"/></text:span><text:span text:style-name="T16">&lt;association</text:span><text:span text:style-name="T1"> </text:span><text:span text:style-name="T17">table</text:span><text:span text:style-name="T16">="</text:span><text:span text:style-name="T18">region</text:span><text:span text:style-name="T16">" </text:span></text:p>
          <text:p text:style-name="P14"><text:span text:style-name="T16"><text:s text:c="19"/></text:span><text:span text:style-name="T17">property</text:span><text:span text:style-name="T16">="</text:span><text:span text:style-name="T18">regio</text:span><text:span text:style-name="T18">n</text:span><text:span text:style-name="T16">" </text:span><text:span text:style-name="T17">alias</text:span><text:span text:style-name="T16">="r</text:span><text:span text:style-name="T16">"&gt;</text:span></text:p>
          <text:p text:style-name="P14"><text:span text:style-name="T16"><text:s text:c="6"/></text:span><text:span text:style-name="T16">&lt;/vo&gt;</text:span></text:p>
          <text:p text:style-name="P14"><text:span text:style-name="T16"><text:s text:c="4"/></text:span><text:span text:style-name="T16">&lt;/columns&gt;</text:span></text:p>
          <text:p text:style-name="P14"><text:span text:style-name="T3"><text:s text:c="4"/></text:span><text:span text:style-name="T3">from channel </text:span><text:span text:style-name="T3">c</text:span></text:p>
          <text:p text:style-name="P14"><text:span text:style-name="T3"><text:s text:c="4"/></text:span><text:span text:style-name="T3">left join </text:span><text:span text:style-name="T3">region r on r.id </text:span><text:span text:style-name="T3">= c.region_id</text:span></text:p>
          <text:p text:style-name="P14"><text:span text:style-name="T16"><text:s text:c="4"/></text:span><text:span text:style-name="T16">&lt;if </text:span><text:span text:style-name="T17">test</text:span><text:span text:style-name="T16">="</text:span><text:span text:style-name="T18">productId </text:span><text:span text:style-name="T18">!= null</text:span><text:span text:style-name="T16">" </text:span><text:span text:style-name="T20">/&gt;</text:span></text:p>
          <text:p text:style-name="P14"><text:span text:style-name="T21"><text:s text:c="7"/></text:span><text:span text:style-name="T21">where </text:span><text:span text:style-name="T21">c.product_id = </text:span><text:span text:style-name="T22">#{productId}</text:span></text:p>
          <text:p text:style-name="P14"><text:span text:style-name="T16"><text:s text:c="4"/></text:span><text:span text:style-name="T16">&lt;/if</text:span><text:span text:style-name="T20">/&gt;</text:span></text:p>
          <text:p text:style-name="P14"><text:span text:style-name="T20"><text:s text:c="2"/></text:span><text:span text:style-name="T20">&lt;/select&gt;</text:span></text:p>
          <text:p text:style-name="P14"><text:span text:style-name="T16">&lt;/dao&gt;</text:span></text:p>
          <text:p text:style-name="P1"><text:span text:style-name="T15"/></text:p>
          <text:p text:style-name="P1"><text:span text:style-name="T14">●</text:span><text:span text:style-name="T3"> </text:span><text:span text:style-name="T3">In the java </text:span><text:span text:style-name="T3">application:</text:span></text:p>
          <text:p text:style-name="P1"><text:span text:style-name="T15"/></text:p>
          <text:p text:style-name="P1"><text:span text:style-name="T3">List&lt;RichChann</text:span><text:span text:style-name="T3">elVO&gt; =</text:span><text:span text:style-name="T1"> </text:span><text:span text:style-name="T2">this</text:span><text:span text:style-name="T3">.chartingDA</text:span><text:span text:style-name="T3">O</text:span></text:p>
          <text:p text:style-name="P1"><text:span text:style-name="T3"><text:s text:c="2"/></text:span><text:span text:style-name="T3">.</text:span><text:span text:style-name="T6">getEnriched</text:span><text:span text:style-name="T6">Channels</text:span><text:span text:style-name="T3">(501)</text:span><text:span text:style-name="T3">;</text:span></text:p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4.8cm" svg:height="0.4cm" svg:x="11cm" svg:y="22.6cm">
          <text:p text:style-name="P12"><text:span text:style-name="T12">Nitro Structured Select</text:span></text:p>
          <draw:enhanced-geometry svg:viewBox="0 0 21600 21600" draw:type="rectangle" draw:enhanced-path="M 0 0 L 21600 0 21600 21600 0 21600 0 0 Z N"/>
        </draw:custom-shape>
        <draw:custom-shape draw:style-name="gr38" draw:text-style-name="P7" draw:layer="layout" svg:width="4.8cm" svg:height="0.6cm" svg:x="11cm" svg:y="31.6cm">
          <text:p text:style-name="P6"><text:span text:style-name="T9">Defines a new DAO method. Native SQL and Dynamic </text:span></text:p>
          <text:p text:style-name="P6"><text:span text:style-name="T9">SQL can be combined in the query</text:span></text:p>
          <draw:enhanced-geometry svg:viewBox="0 0 21600 21600" draw:type="rectangle" draw:enhanced-path="M 0 0 L 21600 0 21600 21600 0 21600 0 0 Z N"/>
        </draw:custom-shape>
        <draw:custom-shape draw:style-name="gr40" draw:text-style-name="P2" draw:layer="layout" svg:width="4.8cm" svg:height="4cm" svg:x="6cm" svg:y="18cm">
          <text:p text:style-name="P1"><text:span text:style-name="T8">// Find active users or users of type A </text:span><text:span text:style-name="T8">or F</text:span></text:p>
          <text:p text:style-name="P1"/>
          <text:p text:style-name="P1"><text:span text:style-name="T3">UserTable u = userDAO.newTable("u");</text:span></text:p>
          <text:p text:style-name="P14"><text:span text:style-name="T3">...</text:span></text:p>
          <text:p text:style-name="P1"><text:span text:style-name="T41">List&lt;UserVO&gt; users = </text:span><text:span text:style-name="T2">this</text:span><text:span text:style-name="T3">.userDAO</text:span></text:p>
          <text:p text:style-name="P1"><text:span text:style-name="T3"><text:s text:c="2"/></text:span><text:span text:style-name="T3">.</text:span><text:span text:style-name="T6">selectByCriteria</text:span><text:span text:style-name="T3">(</text:span></text:p>
          <text:p text:style-name="P1"><text:span text:style-name="T3"><text:s text:c="4"/></text:span><text:span text:style-name="T3">u.active.eq(1).or(u.type.in("A", "F")))</text:span></text:p>
          <text:p text:style-name="P1"><text:span text:style-name="T3"><text:s text:c="2"/></text:span><text:span text:style-name="T3">.orderBy(u.createdAt.desc(), </text:span><text:span text:style-name="T3">type.asc())</text:span></text:p>
          <text:p text:style-name="P1"><text:span text:style-name="T3"><text:s text:c="2"/></text:span><text:span text:style-name="T3">.offset(100)</text:span></text:p>
          <text:p text:style-name="P1"><text:span text:style-name="T3"><text:s text:c="2"/></text:span><text:span text:style-name="T3">.limit(20)</text:span></text:p>
          <text:p text:style-name="P1"><text:span text:style-name="T3"><text:s text:c="2"/></text:span><text:span text:style-name="T3">.execute();</text:span></text:p>
          <draw:enhanced-geometry svg:viewBox="0 0 21600 21600" draw:type="rectangle" draw:enhanced-path="M 0 0 L 21600 0 21600 21600 0 21600 0 0 Z N"/>
        </draw:custom-shape>
        <draw:custom-shape draw:style-name="gr41" draw:text-style-name="P29" draw:layer="layout" svg:width="4.8cm" svg:height="0.4cm" svg:x="6cm" svg:y="17.6cm">
          <text:p text:style-name="P3"><text:span text:style-name="T5">Select By Criteria</text:span></text:p>
          <draw:enhanced-geometry svg:viewBox="0 0 21600 21600" draw:type="rectangle" draw:enhanced-path="M 0 0 L 21600 0 21600 21600 0 21600 0 0 Z N"/>
        </draw:custom-shape>
        <draw:custom-shape draw:style-name="gr42" draw:text-style-name="P11" draw:layer="layout" svg:width="4.8cm" svg:height="0.4cm" svg:x="6cm" svg:y="22cm">
          <text:p text:style-name="P10"><text:span text:style-name="T10">Available in tables and view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" svg:font-family="Monospace"/>
    <style:font-face style:name="Liberation Sans Narrow3" svg:font-family="'Liberation Sans Narrow'" style:font-family-generic="swiss"/>
    <style:font-face style:name="Liberation Sans Narrow2" svg:font-family="'Liberation Sans Narrow'" style:font-adornments="Regular" style:font-family-generic="swiss"/>
    <style:font-face style:name="Liberation Sans2" svg:font-family="'Liberation Sans'" style:font-pitch="variable"/>
    <style:font-face style:name="Manjari Thin" svg:font-family="'Manjari Thi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Nimbus Sans Narrow1" svg:font-family="'Nimbus Sans Narrow'" style:font-family-generic="swiss" style:font-pitch="variable"/>
    <style:font-face style:name="Nimbus Sans Narrow" svg:font-family="'Nimbus Sans Narrow'" style:font-adornments="Oblique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Diamond1" svg:viewBox="0 0 1270 762" svg:d="M635 762l-635-762 635 508 635-508-635 762-127-381 127-381 127 38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cm" fo:page-height="4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7-06T13:43:27.331572102</meta:creation-date>
    <dc:date>2022-11-22T09:39:39.215433454</dc:date>
    <meta:editing-duration>PT6H24M56S</meta:editing-duration>
    <meta:editing-cycles>183</meta:editing-cycles>
    <meta:generator>LibreOffice/6.4.5.2$Linux_X86_64 LibreOffice_project/40$Build-2</meta:generator>
    <meta:document-statistic meta:object-count="79"/>
  </office:meta>
</office:document-meta>
</file>